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line-height="200%"/>
      <style:text-properties officeooo:paragraph-rsid="00352913"/>
    </style:style>
    <style:style style:name="P5" style:family="paragraph" style:parent-style-name="Text_20_body">
      <style:paragraph-properties fo:margin-top="0cm" fo:margin-bottom="0cm" style:contextual-spacing="false" fo:line-height="150%"/>
      <style:text-properties officeooo:paragraph-rsid="003cb7be"/>
    </style:style>
    <style:style style:name="P6" style:family="paragraph" style:parent-style-name="Text_20_body">
      <style:paragraph-properties fo:margin-top="0cm" fo:margin-bottom="0cm" style:contextual-spacing="false" fo:line-height="150%"/>
      <style:text-properties officeooo:paragraph-rsid="0044ca8c"/>
    </style:style>
    <style:style style:name="P7" style:family="paragraph" style:parent-style-name="Standard">
      <style:paragraph-properties fo:margin-top="0cm" fo:margin-bottom="0cm" style:contextual-spacing="false" fo:line-height="150%"/>
      <style:text-properties officeooo:paragraph-rsid="00471c0c"/>
    </style:style>
    <style:style style:name="P8" style:family="paragraph" style:parent-style-name="Standard">
      <style:paragraph-properties fo:margin-top="0cm" fo:margin-bottom="0cm" style:contextual-spacing="false" fo:line-height="200%"/>
      <style:text-properties officeooo:rsid="000da05a" officeooo:paragraph-rsid="000da05a"/>
    </style:style>
    <style:style style:name="P9" style:family="paragraph" style:parent-style-name="Standard">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0" style:family="paragraph" style:parent-style-name="Standard">
      <loext:graphic-properties draw:fill-gradient-name="gradient" draw:fill-hatch-name="hatch"/>
      <style:paragraph-properties fo:margin-top="0cm" fo:margin-bottom="0cm" style:contextual-spacing="false" fo:line-height="150%"/>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1" style:family="paragraph" style:parent-style-name="Text_20_body">
      <style:text-properties officeooo:paragraph-rsid="000c0074"/>
    </style:style>
    <style:style style:name="P12" style:family="paragraph" style:parent-style-name="Text_20_body">
      <style:text-properties fo:font-size="12pt" officeooo:rsid="000c0074" officeooo:paragraph-rsid="000c0074" style:font-size-asian="12pt" style:font-size-complex="12pt"/>
    </style:style>
    <style:style style:name="P13" style:family="paragraph" style:parent-style-name="Text_20_body">
      <style:text-properties fo:font-size="12pt" officeooo:rsid="000f2fb1" officeooo:paragraph-rsid="0012c310" style:font-size-asian="12pt" style:font-size-complex="12pt"/>
    </style:style>
    <style:style style:name="P14" style:family="paragraph" style:parent-style-name="Text_20_body">
      <style:text-properties fo:font-size="12pt" officeooo:rsid="002abf13" officeooo:paragraph-rsid="00295d6c" style:font-size-asian="12pt" style:font-size-complex="12pt"/>
    </style:style>
    <style:style style:name="P15" style:family="paragraph" style:parent-style-name="Text_20_body">
      <style:text-properties fo:font-size="12pt" officeooo:rsid="0033c4b9" officeooo:paragraph-rsid="0033c4b9" style:font-size-asian="12pt" style:font-size-complex="12pt"/>
    </style:style>
    <style:style style:name="P16" style:family="paragraph" style:parent-style-name="Text_20_body">
      <style:text-properties officeooo:rsid="000c0074" officeooo:paragraph-rsid="000c0074"/>
    </style:style>
    <style:style style:name="P17" style:family="paragraph" style:parent-style-name="Text_20_body">
      <style:paragraph-properties fo:margin-top="0cm" fo:margin-bottom="0cm" style:contextual-spacing="false" fo:line-height="150%"/>
      <style:text-properties officeooo:rsid="000c0074" officeooo:paragraph-rsid="003bf4b4"/>
    </style:style>
    <style:style style:name="P18" style:family="paragraph" style:parent-style-name="Text_20_body">
      <style:text-properties officeooo:paragraph-rsid="0033c4b9"/>
    </style:style>
    <style:style style:name="P19" style:family="paragraph" style:parent-style-name="Text_20_body">
      <style:text-properties officeooo:paragraph-rsid="00352913"/>
    </style:style>
    <style:style style:name="P20" style:family="paragraph" style:parent-style-name="Text_20_body">
      <style:text-properties officeooo:paragraph-rsid="0036fd36"/>
    </style:style>
    <style:style style:name="P21" style:family="paragraph" style:parent-style-name="Text_20_body">
      <style:text-properties officeooo:paragraph-rsid="0039eba7"/>
    </style:style>
    <style:style style:name="P22" style:family="paragraph" style:parent-style-name="Standard">
      <style:paragraph-properties fo:line-height="200%"/>
      <style:text-properties style:use-window-font-color="true" loext:opacity="0%" officeooo:paragraph-rsid="00352913"/>
    </style:style>
    <style:style style:name="P23" style:family="paragraph" style:parent-style-name="Text_20_body">
      <style:paragraph-properties fo:margin-top="0cm" fo:margin-bottom="0cm" style:contextual-spacing="false" fo:line-height="150%"/>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4" style:family="paragraph" style:parent-style-name="Text_20_body">
      <style:paragraph-properties fo:margin-top="0cm" fo:margin-bottom="0cm" style:contextual-spacing="false" fo:line-height="150%"/>
      <style:text-properties style:use-window-font-color="true" loext:opacity="0%" fo:font-size="12pt" fo:language="en" fo:country="CA" officeooo:rsid="003cb7be"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5" style:family="paragraph" style:parent-style-name="Standard">
      <style:paragraph-properties fo:line-height="200%"/>
      <style:text-properties fo:color="#ce181e" loext:opacity="100%" officeooo:paragraph-rsid="00352913"/>
    </style:style>
    <style:style style:name="P26" style:family="paragraph" style:parent-style-name="Text_20_body">
      <style:paragraph-properties fo:margin-top="0cm" fo:margin-bottom="0cm" style:contextual-spacing="false" fo:line-height="150%"/>
      <style:text-properties officeooo:rsid="003bf4b4" officeooo:paragraph-rsid="003bf4b4"/>
    </style:style>
    <style:style style:name="P27" style:family="paragraph" style:parent-style-name="Text_20_body">
      <style:text-properties officeooo:paragraph-rsid="0048eaa6"/>
    </style:style>
    <style:style style:name="P28" style:family="paragraph" style:parent-style-name="Heading_20_1">
      <style:paragraph-properties fo:break-before="page"/>
      <style:text-properties fo:font-size="14pt" style:font-size-asian="14pt" style:font-size-complex="14pt"/>
    </style:style>
    <style:style style:name="P29" style:family="paragraph" style:parent-style-name="Heading_20_2">
      <style:text-properties fo:font-size="12pt" style:font-size-asian="12pt" style:font-size-complex="12pt"/>
    </style:style>
    <style:style style:name="P30" style:family="paragraph" style:parent-style-name="Heading_20_2">
      <style:text-properties officeooo:rsid="000b566b" officeooo:paragraph-rsid="000b566b"/>
    </style:style>
    <style:style style:name="P31" style:family="paragraph" style:parent-style-name="Text_20_body" style:list-style-name="L1">
      <style:paragraph-properties fo:margin-top="0cm" fo:margin-bottom="0cm" style:contextual-spacing="false" fo:line-height="200%"/>
    </style:style>
    <style:style style:name="P32" style:family="paragraph" style:parent-style-name="Text_20_body" style:list-style-name="L2">
      <style:text-properties officeooo:paragraph-rsid="0018442d"/>
    </style:style>
    <style:style style:name="P33" style:family="paragraph" style:parent-style-name="Text_20_body" style:list-style-name="L2">
      <style:text-properties officeooo:rsid="0033c4b9" officeooo:paragraph-rsid="0033c4b9"/>
    </style:style>
    <style:style style:name="P34" style:family="paragraph" style:parent-style-name="Text_20_body" style:list-style-name="L2">
      <style:text-properties officeooo:rsid="001f31be" officeooo:paragraph-rsid="001f31be"/>
    </style:style>
    <style:style style:name="P35" style:family="paragraph" style:parent-style-name="Text_20_body" style:list-style-name="L4">
      <style:text-properties officeooo:rsid="001f31be" officeooo:paragraph-rsid="001f31be"/>
    </style:style>
    <style:style style:name="P36" style:family="paragraph" style:parent-style-name="Text_20_body" style:list-style-name="L3"/>
    <style:style style:name="P37" style:family="paragraph" style:parent-style-name="Text_20_body" style:list-style-name="L5">
      <style:text-properties officeooo:rsid="001dc3ec" officeooo:paragraph-rsid="001dc3ec"/>
    </style:style>
    <style:style style:name="P38" style:family="paragraph" style:parent-style-name="Text_20_body" style:list-style-name="L5">
      <style:text-properties officeooo:rsid="001e07f8" officeooo:paragraph-rsid="001e07f8"/>
    </style:style>
    <style:style style:name="P39" style:family="paragraph" style:parent-style-name="Text_20_body" style:list-style-name="L6">
      <style:text-properties fo:font-size="12pt" officeooo:rsid="000c0074" officeooo:paragraph-rsid="000f2fb1" style:font-size-asian="12pt" style:font-size-complex="12pt"/>
    </style:style>
    <style:style style:name="P40" style:family="paragraph" style:parent-style-name="Text_20_body" style:list-style-name="L6">
      <style:text-properties fo:font-size="12pt" officeooo:rsid="000f2fb7" officeooo:paragraph-rsid="000f2fb7" style:font-size-asian="12pt" style:font-size-complex="12pt"/>
    </style:style>
    <style:style style:name="P41" style:family="paragraph" style:parent-style-name="Text_20_body" style:list-style-name="L7"/>
    <style:style style:name="P42" style:family="paragraph" style:parent-style-name="Text_20_body" style:list-style-name="L7">
      <style:text-properties officeooo:rsid="000f2fb7" officeooo:paragraph-rsid="000f2fb7"/>
    </style:style>
    <style:style style:name="P43" style:family="paragraph" style:parent-style-name="Text_20_body" style:list-style-name="L8">
      <style:text-properties officeooo:paragraph-rsid="000f8ea1"/>
    </style:style>
    <style:style style:name="P44" style:family="paragraph" style:parent-style-name="Text_20_body" style:list-style-name="L8">
      <style:text-properties officeooo:rsid="000f8ea1" officeooo:paragraph-rsid="000f8ea1"/>
    </style:style>
    <style:style style:name="P45" style:family="paragraph" style:parent-style-name="Text_20_body" style:list-style-name="L9">
      <style:text-properties officeooo:rsid="000f8ea1" officeooo:paragraph-rsid="000f8ea1"/>
    </style:style>
    <style:style style:name="P46" style:family="paragraph" style:parent-style-name="Text_20_body" style:list-style-name="L9">
      <style:text-properties officeooo:paragraph-rsid="000f8ea1"/>
    </style:style>
    <style:style style:name="P47" style:family="paragraph" style:parent-style-name="Text_20_body" style:list-style-name="L10">
      <style:text-properties officeooo:rsid="001c39f5" officeooo:paragraph-rsid="001c39f5"/>
    </style:style>
    <style:style style:name="P48" style:family="paragraph" style:parent-style-name="Text_20_body" style:list-style-name="L11">
      <style:text-properties officeooo:rsid="001c39f5" officeooo:paragraph-rsid="001c39f5"/>
    </style:style>
    <style:style style:name="P49" style:family="paragraph" style:parent-style-name="Text_20_body" style:list-style-name="L12">
      <style:text-properties officeooo:rsid="001c39f5" officeooo:paragraph-rsid="001c39f5"/>
    </style:style>
    <style:style style:name="P50" style:family="paragraph" style:parent-style-name="Text_20_body" style:list-style-name="L13">
      <style:text-properties officeooo:rsid="001c39f5" officeooo:paragraph-rsid="001c39f5"/>
    </style:style>
    <style:style style:name="P51" style:family="paragraph" style:parent-style-name="Text_20_body" style:list-style-name="L12">
      <style:text-properties officeooo:paragraph-rsid="001c39f5"/>
    </style:style>
    <style:style style:name="P52" style:family="paragraph" style:parent-style-name="Text_20_body">
      <style:text-properties officeooo:paragraph-rsid="004ff910"/>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3960" style:font-size-asian="12pt" style:font-size-complex="12pt"/>
    </style:style>
    <style:style style:name="T20" style:family="text">
      <style:text-properties fo:font-size="12pt" officeooo:rsid="003ef340" style:font-size-asian="12pt" style:font-size-complex="12pt"/>
    </style:style>
    <style:style style:name="T21" style:family="text">
      <style:text-properties fo:font-size="12pt" officeooo:rsid="00416975" style:font-size-asian="12pt" style:font-size-complex="12pt"/>
    </style:style>
    <style:style style:name="T22" style:family="text">
      <style:text-properties fo:font-size="12pt" officeooo:rsid="0043c641" style:font-size-asian="12pt" style:font-size-complex="12pt"/>
    </style:style>
    <style:style style:name="T23" style:family="text">
      <style:text-properties fo:font-size="12pt" officeooo:rsid="0044ca8c" style:font-size-asian="12pt" style:font-size-complex="12pt"/>
    </style:style>
    <style:style style:name="T24" style:family="text">
      <style:text-properties fo:font-size="12pt" officeooo:rsid="002d0b0e" style:font-size-asian="12pt" style:font-size-complex="12pt"/>
    </style:style>
    <style:style style:name="T25" style:family="text">
      <style:text-properties fo:font-size="12pt" officeooo:rsid="00304b43" style:font-size-asian="12pt" style:font-size-complex="12pt"/>
    </style:style>
    <style:style style:name="T26" style:family="text">
      <style:text-properties fo:font-size="12pt" officeooo:rsid="00471c0c" style:font-size-asian="12pt" style:font-size-complex="12pt"/>
    </style:style>
    <style:style style:name="T27" style:family="text">
      <style:text-properties fo:font-size="12pt" officeooo:rsid="00312896" style:font-size-asian="12pt" style:font-size-complex="12pt"/>
    </style:style>
    <style:style style:name="T28" style:family="text">
      <style:text-properties fo:font-size="12pt" officeooo:rsid="0048eaa6" style:font-size-asian="12pt" style:font-size-complex="12pt"/>
    </style:style>
    <style:style style:name="T29" style:family="text">
      <style:text-properties fo:font-size="12pt" officeooo:rsid="0031c5c9" style:font-size-asian="12pt" style:font-size-complex="12pt"/>
    </style:style>
    <style:style style:name="T30" style:family="text">
      <style:text-properties fo:font-size="12pt" officeooo:rsid="004986bd" style:font-size-asian="12pt" style:font-size-complex="12pt"/>
    </style:style>
    <style:style style:name="T31" style:family="text">
      <style:text-properties fo:font-size="12pt" officeooo:rsid="004e3f4b" style:font-size-asian="12pt" style:font-size-complex="12pt"/>
    </style:style>
    <style:style style:name="T32" style:family="text">
      <style:text-properties fo:font-size="12pt" officeooo:rsid="004ff910" style:font-size-asian="12pt" style:font-size-complex="12pt"/>
    </style:style>
    <style:style style:name="T33" style:family="text">
      <style:text-properties officeooo:rsid="000c0074"/>
    </style:style>
    <style:style style:name="T34" style:family="text">
      <style:text-properties officeooo:rsid="000f2fb1"/>
    </style:style>
    <style:style style:name="T35" style:family="text">
      <style:text-properties officeooo:rsid="000f8ea1"/>
    </style:style>
    <style:style style:name="T36" style:family="text">
      <style:text-properties officeooo:rsid="001c39f5"/>
    </style:style>
    <style:style style:name="T37" style:family="text">
      <style:text-properties officeooo:rsid="001dc3ec"/>
    </style:style>
    <style:style style:name="T38" style:family="text">
      <style:text-properties officeooo:rsid="0031dc40"/>
    </style:style>
    <style:style style:name="T39" style:family="text">
      <style:text-properties officeooo:rsid="003372a2"/>
    </style:style>
    <style:style style:name="T40" style:family="text">
      <style:text-properties officeooo:rsid="00352913"/>
    </style:style>
    <style:style style:name="T41" style:family="text">
      <style:text-properties style:use-window-font-color="true" loext:opacity="0%"/>
    </style:style>
    <style:style style:name="T42" style:family="text">
      <style:text-properties style:use-window-font-color="true" loext:opacity="0%" officeooo:rsid="003bf4b4"/>
    </style:style>
    <style:style style:name="T43" style:family="text">
      <style:text-properties style:use-window-font-color="true" loext:opacity="0%" officeooo:rsid="00044fe8"/>
    </style:style>
    <style:style style:name="T44" style:family="text">
      <style:text-properties style:use-window-font-color="true" loext:opacity="0%" officeooo:rsid="00230d29"/>
    </style:style>
    <style:style style:name="T45" style:family="text">
      <style:text-properties style:use-window-font-color="true" loext:opacity="0%" officeooo:rsid="009ded65"/>
    </style:style>
    <style:style style:name="T46" style:family="text">
      <style:text-properties style:use-window-font-color="true" loext:opacity="0%" officeooo:rsid="00ec1b22"/>
    </style:style>
    <style:style style:name="T47" style:family="text">
      <style:text-properties style:use-window-font-color="true" loext:opacity="0%" officeooo:rsid="00050701"/>
    </style:style>
    <style:style style:name="T48" style:family="text">
      <style:text-properties style:use-window-font-color="true" loext:opacity="0%" style:font-name="Liberation Serif" fo:font-size="12pt" fo:language="en" fo:country="CA" officeooo:rsid="009ded65" style:letter-kerning="true" style:font-name-asian="Noto Serif CJK SC" style:font-size-asian="12pt" style:language-asian="zh" style:country-asian="CN" style:font-name-complex="Lohit Devanagari1" style:font-size-complex="12pt" style:language-complex="hi" style:country-complex="IN"/>
    </style:style>
    <style:style style:name="T49"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50" style:family="text">
      <style:text-properties style:use-window-font-color="true" loext:opacity="0%" style:font-name="Liberation Serif"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51" style:family="text">
      <style:text-properties style:use-window-font-color="true" loext:opacity="0%" style:font-name="Liberation Serif"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52" style:family="text">
      <style:text-properties style:use-window-font-color="true" loext:opacity="0%" style:font-name="Liberation Serif"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53" style:family="text">
      <style:text-properties style:use-window-font-color="true" loext:opacity="0%" style:font-name="Liberation Serif"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54" style:family="text">
      <style:text-properties style:use-window-font-color="true" loext:opacity="0%" style:font-name="Liberation Serif"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style:font-name="Liberation Serif" fo:font-size="12pt" fo:language="en" fo:country="CA"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style:font-name="Liberation Serif"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57"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8" style:family="text">
      <style:text-properties style:use-window-font-color="true" loext:opacity="0%" style:font-name="Liberation Serif"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59" style:family="text">
      <style:text-properties style:use-window-font-color="true" loext:opacity="0%" fo:font-weight="normal" officeooo:rsid="003bf4b4" style:font-weight-asian="normal" style:font-weight-complex="normal"/>
    </style:style>
    <style:style style:name="T60" style:family="text">
      <style:text-properties style:use-window-font-color="true" loext:opacity="0%" fo:font-weight="normal" officeooo:rsid="009ded65" style:font-weight-asian="normal" style:font-weight-complex="normal"/>
    </style:style>
    <style:style style:name="T61" style:family="text">
      <style:text-properties style:use-window-font-color="true" loext:opacity="0%" fo:language="en" fo:country="US" fo:font-weight="normal" officeooo:rsid="009ded65" style:font-weight-asian="normal" style:font-weight-complex="normal"/>
    </style:style>
    <style:style style:name="T62" style:family="text">
      <style:text-properties style:use-window-font-color="true" loext:opacity="0%" fo:language="en" fo:country="US" fo:font-weight="normal" officeooo:rsid="00ec1b22" style:font-weight-asian="normal" style:font-weight-complex="normal"/>
    </style:style>
    <style:style style:name="T63" style:family="text">
      <style:text-properties style:use-window-font-color="true" loext:opacity="0%" officeooo:rsid="0136db0e"/>
    </style:style>
    <style:style style:name="T64" style:family="text">
      <style:text-properties style:use-window-font-color="true" loext:opacity="0%" officeooo:rsid="00ac6332"/>
    </style:style>
    <style:style style:name="T65" style:family="text">
      <style:text-properties style:use-window-font-color="true" loext:opacity="0%" officeooo:rsid="01056c7e"/>
    </style:style>
    <style:style style:name="T66"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67" style:family="text">
      <style:text-properties style:use-window-font-color="true" loext:opacity="0%" fo:font-size="12pt" fo:language="en" fo:country="CA" officeooo:rsid="0101ee40"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fo:font-size="12pt" fo:language="en" fo:country="CA" officeooo:rsid="004e7cd3"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size="12pt" fo:language="en" fo:country="CA" officeooo:rsid="004d1d56" style:letter-kerning="true" style:font-name-asian="Noto Serif CJK SC" style:font-size-asian="12pt" style:language-asian="zh" style:country-asian="CN" style:font-name-complex="Lohit Devanagari1" style:font-size-complex="12pt" style:language-complex="hi" style:country-complex="IN"/>
    </style:style>
    <style:style style:name="T70" style:family="text">
      <style:text-properties style:use-window-font-color="true" loext:opacity="0%" fo:font-size="12pt" fo:language="en" fo:country="CA" officeooo:rsid="002704f0" style:letter-kerning="true" style:font-name-asian="Noto Serif CJK SC" style:font-size-asian="12pt" style:language-asian="zh" style:country-asian="CN" style:font-name-complex="Lohit Devanagari1" style:font-size-complex="12pt" style:language-complex="hi" style:country-complex="IN"/>
    </style:style>
    <style:style style:name="T71" style:family="text">
      <style:text-properties style:use-window-font-color="true" loext:opacity="0%" fo:font-size="12pt" fo:language="en" fo:country="CA" officeooo:rsid="0139f195"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size="12pt" fo:language="en" fo:country="CA" officeooo:rsid="004e6deb" style:letter-kerning="true" style:font-name-asian="Noto Serif CJK SC" style:font-size-asian="12pt" style:language-asian="zh" style:country-asian="CN" style:font-name-complex="Lohit Devanagari1" style:font-size-complex="12pt" style:language-complex="hi" style:country-complex="IN"/>
    </style:style>
    <style:style style:name="T73" style:family="text">
      <style:text-properties style:use-window-font-color="true" loext:opacity="0%" fo:font-size="12pt" fo:language="en" fo:country="CA" officeooo:rsid="00091421" style:letter-kerning="true" style:font-name-asian="Noto Serif CJK SC" style:font-size-asian="12pt" style:language-asian="zh" style:country-asian="CN" style:font-name-complex="Lohit Devanagari1" style:font-size-complex="12pt" style:language-complex="hi" style:country-complex="IN"/>
    </style:style>
    <style:style style:name="T74"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5" style:family="text">
      <style:text-properties style:use-window-font-color="true" loext:opacity="0%" fo:font-size="12pt" fo:language="en" fo:country="CA" officeooo:rsid="00ae5f32" style:letter-kerning="true" style:font-name-asian="Noto Serif CJK SC" style:font-size-asian="12pt" style:language-asian="zh" style:country-asian="CN" style:font-name-complex="Lohit Devanagari1" style:font-size-complex="12pt" style:language-complex="hi" style:country-complex="IN"/>
    </style:style>
    <style:style style:name="T76" style:family="text">
      <style:text-properties style:use-window-font-color="true" loext:opacity="0%" fo:font-size="12pt" fo:language="en" fo:country="CA" officeooo:rsid="00ec1b22"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0ac6332"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1056c7e"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0adde6e"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0458e9a"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ee1023"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07265b"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6"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7" style:family="text">
      <style:text-properties style:use-window-font-color="true" loext:opacity="0%" fo:font-size="12pt" fo:language="en" fo:country="CA" officeooo:rsid="001e6ae7"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fo:font-size="12pt" fo:language="en" fo:country="CA" officeooo:rsid="0007e037" style:letter-kerning="true" style:font-name-asian="Noto Serif CJK SC" style:font-size-asian="12pt" style:language-asian="zh" style:country-asian="CN" style:font-name-complex="Lohit Devanagari1" style:font-size-complex="12pt" style:language-complex="hi" style:country-complex="IN"/>
    </style:style>
    <style:style style:name="T89" style:family="text">
      <style:text-properties style:use-window-font-color="true" loext:opacity="0%" fo:font-size="12pt" fo:language="en" fo:country="CA" officeooo:rsid="0007a011" style:letter-kerning="true" style:font-name-asian="Noto Serif CJK SC" style:font-size-asian="12pt" style:language-asian="zh" style:country-asian="CN" style:font-name-complex="Lohit Devanagari1" style:font-size-complex="12pt" style:language-complex="hi" style:country-complex="IN"/>
    </style:style>
    <style:style style:name="T90" style:family="text">
      <style:text-properties style:use-window-font-color="true" loext:opacity="0%" fo:font-size="12pt" fo:language="en" fo:country="CA" fo:font-style="italic" officeooo:rsid="01056c7e"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1" style:family="text">
      <style:text-properties style:use-window-font-color="true" loext:opacity="0%" fo:font-size="12pt" fo:language="en" fo:country="CA" fo:font-style="italic" officeooo:rsid="0007a011"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92" style:family="text">
      <style:text-properties style:use-window-font-color="true" loext:opacity="0%" fo:font-size="12pt" fo:language="en" fo:country="CA" fo:font-style="normal" officeooo:rsid="0007a011"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3" style:family="text">
      <style:text-properties style:use-window-font-color="true" loext:opacity="0%" fo:font-size="12pt" fo:language="en" fo:country="CA" fo:font-style="normal" officeooo:rsid="0007265b"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94" style:family="text">
      <style:text-properties style:use-window-font-color="true" loext:opacity="0%" fo:font-size="12pt" fo:language="en" fo:country="US" fo:font-weight="normal" officeooo:rsid="00ec1b22" style:letter-kerning="true" style:font-name-asian="Noto Serif CJK SC" style:font-size-asian="12pt" style:language-asian="zh" style:country-asian="CN" style:font-weight-asian="normal" style:font-name-complex="Lohit Devanagari1" style:font-size-complex="12pt" style:language-complex="hi" style:country-complex="IN" style:font-weight-complex="normal"/>
    </style:style>
    <style:style style:name="T95" style:family="text">
      <style:text-properties fo:font-variant="normal" fo:text-transform="none"/>
    </style:style>
    <style:style style:name="T96" style:family="text">
      <style:text-properties fo:font-variant="normal" fo:text-transform="none" style:text-position="0% 100%"/>
    </style:style>
    <style:style style:name="T97"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8"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99" style:family="text">
      <style:text-properties fo:font-variant="normal" fo:text-transform="none" style:text-position="0% 100%" fo:font-size="12pt" officeooo:rsid="004ff910" style:font-size-asian="12pt" style:font-size-complex="12pt"/>
    </style:style>
    <style:style style:name="T100" style:family="text">
      <style:text-properties fo:font-variant="normal" fo:text-transform="none" style:text-position="0% 100%" fo:font-size="12pt" style:text-underline-style="none" officeooo:rsid="004ff910" style:font-size-asian="12pt" style:font-size-complex="12pt"/>
    </style:style>
    <style:style style:name="T101" style:family="text">
      <style:text-properties fo:font-variant="normal" fo:text-transform="none" style:text-position="0% 100%" fo:font-size="12pt" style:text-underline-style="none" fo:font-weight="normal" officeooo:rsid="0028182a" style:font-size-asian="12pt" style:font-size-complex="12pt"/>
    </style:style>
    <style:style style:name="T102" style:family="text">
      <style:text-properties fo:font-variant="normal" fo:text-transform="none" style:text-position="0% 100%" fo:font-size="12pt" style:text-underline-style="none" fo:font-weight="normal" officeooo:rsid="0019901b" style:font-size-asian="12pt" style:font-size-complex="12pt"/>
    </style:style>
    <style:style style:name="T103" style:family="text">
      <style:text-properties fo:font-variant="normal" fo:text-transform="none" style:text-position="0% 100%" fo:font-size="12pt" style:text-underline-style="none" fo:font-weight="normal" officeooo:rsid="002a5855" style:font-size-asian="12pt" style:font-size-complex="12pt"/>
    </style:style>
    <style:style style:name="T104" style:family="text">
      <style:text-properties fo:font-variant="normal" fo:text-transform="none" style:text-position="0% 100%" fo:font-size="12pt" style:text-underline-style="none" fo:font-weight="normal" officeooo:rsid="002d0b0e" style:font-size-asian="12pt" style:font-size-complex="12pt"/>
    </style:style>
    <style:style style:name="T105" style:family="text">
      <style:text-properties fo:font-variant="normal" fo:text-transform="none" style:text-position="0% 100%" fo:font-size="12pt" style:text-underline-style="none" fo:font-weight="normal" officeooo:rsid="00304b43" style:font-size-asian="12pt" style:font-size-complex="12pt"/>
    </style:style>
    <style:style style:name="T106" style:family="text">
      <style:text-properties fo:font-variant="normal" fo:text-transform="none" style:text-position="0% 100%" fo:font-size="12pt" style:text-underline-style="none" fo:font-weight="normal" officeooo:rsid="00312896" style:font-size-asian="12pt" style:font-size-complex="12pt"/>
    </style:style>
    <style:style style:name="T107" style:family="text">
      <style:text-properties fo:font-variant="normal" fo:text-transform="none" style:text-position="0% 100%" fo:font-size="12pt" style:text-underline-style="none" fo:font-weight="normal" officeooo:rsid="0031a315" style:font-size-asian="12pt" style:font-size-complex="12pt"/>
    </style:style>
    <style:style style:name="T108" style:family="text">
      <style:text-properties fo:font-variant="normal" fo:text-transform="none" style:text-position="0% 100%" fo:font-size="12pt" style:text-underline-style="none" fo:font-weight="normal" officeooo:rsid="0048eaa6" style:font-size-asian="12pt" style:font-size-complex="12pt"/>
    </style:style>
    <style:style style:name="T109" style:family="text">
      <style:text-properties fo:font-variant="normal" fo:text-transform="none" style:text-position="0% 100%" fo:font-size="12pt" style:text-underline-style="none" fo:font-weight="normal" officeooo:rsid="004986bd" style:font-size-asian="12pt" style:font-size-complex="12pt"/>
    </style:style>
    <style:style style:name="T110" style:family="text">
      <style:text-properties fo:font-variant="normal" fo:text-transform="none" style:text-position="0% 100%" fo:font-size="12pt" style:text-underline-style="none" fo:font-weight="normal" officeooo:rsid="0033c4b9" style:font-size-asian="12pt" style:font-size-complex="12pt"/>
    </style:style>
    <style:style style:name="T111" style:family="text">
      <style:text-properties fo:font-variant="normal" fo:text-transform="none" style:text-position="0% 100%" fo:font-size="12pt" style:text-underline-style="none" fo:font-weight="normal" officeooo:rsid="004ff910" style:font-size-asian="12pt" style:font-size-complex="12pt"/>
    </style:style>
    <style:style style:name="T112" style:family="text">
      <style:text-properties fo:font-variant="normal" fo:text-transform="none" style:text-position="0% 100%" fo:font-style="normal" style:text-underline-style="none" fo:font-weight="normal"/>
    </style:style>
    <style:style style:name="T113" style:family="text">
      <style:text-properties fo:font-variant="normal" fo:text-transform="none" style:text-position="0% 100%" fo:font-style="italic" style:font-style-asian="italic"/>
    </style:style>
    <style:style style:name="T114" style:family="text">
      <style:text-properties fo:font-variant="normal" fo:text-transform="none" style:text-position="0% 100%" fo:font-style="italic" style:text-underline-style="none" style:font-style-asian="italic"/>
    </style:style>
    <style:style style:name="T115" style:family="text">
      <style:text-properties fo:font-variant="normal" fo:text-transform="none" style:text-position="0% 100%" fo:font-style="italic" style:text-underline-style="none" fo:font-weight="normal" style:font-style-asian="italic"/>
    </style:style>
    <style:style style:name="T116" style:family="text">
      <style:text-properties fo:font-variant="normal" fo:text-transform="none" style:text-position="0% 100%" style:text-underline-style="none"/>
    </style:style>
    <style:style style:name="T117" style:family="text">
      <style:text-properties fo:font-variant="normal" fo:text-transform="none" style:text-position="0% 100%" style:text-underline-style="none" fo:font-weight="normal"/>
    </style:style>
    <style:style style:name="T118" style:family="text">
      <style:text-properties fo:font-variant="normal" fo:text-transform="none" style:text-position="0% 100%" style:text-underline-style="none" fo:font-weight="normal" officeooo:rsid="004be878"/>
    </style:style>
    <style:style style:name="T119" style:family="text">
      <style:text-properties fo:font-variant="normal" fo:text-transform="none" style:text-position="0% 100%" style:text-underline-style="none" fo:font-weight="normal" officeooo:rsid="003372a2"/>
    </style:style>
    <style:style style:name="T120" style:family="text">
      <style:text-properties fo:font-variant="normal" fo:text-transform="none" style:use-window-font-color="true" loext:opacity="0%" style:text-position="0% 100%" fo:font-style="normal" style:text-underline-style="none" fo:font-weight="normal" officeooo:rsid="003bf4b4"/>
    </style:style>
    <style:style style:name="T121"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22"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23" style:family="text">
      <style:text-properties fo:font-variant="normal" fo:text-transform="none" style:use-window-font-color="true" loext:opacity="0%" style:text-position="0% 100%" fo:font-size="12pt" fo:language="en" fo:country="CA" style:text-underline-style="none" fo:font-weight="normal"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124" style:family="text">
      <style:text-properties fo:font-variant="normal" fo:text-transform="none" style:use-window-font-color="true" loext:opacity="0%" style:text-position="0% 100%" style:text-underline-style="none" fo:font-weight="normal" officeooo:rsid="003bf4b4"/>
    </style:style>
    <style:style style:name="T125" style:family="text">
      <style:text-properties fo:font-variant="normal" fo:text-transform="none" fo:font-style="italic" style:font-style-asian="italic"/>
    </style:style>
    <style:style style:name="T126" style:family="text">
      <style:text-properties fo:font-variant="normal" fo:text-transform="none" fo:font-size="12pt" officeooo:rsid="004ff910" style:font-size-asian="12pt" style:font-size-complex="12pt"/>
    </style:style>
    <style:style style:name="T127" style:family="text">
      <style:text-properties officeooo:rsid="0036fd36"/>
    </style:style>
    <style:style style:name="T128" style:family="text">
      <style:text-properties officeooo:rsid="0039eba7"/>
    </style:style>
    <style:style style:name="T129" style:family="text">
      <style:text-properties officeooo:rsid="003a2ab5"/>
    </style:style>
    <style:style style:name="T130" style:family="text">
      <style:text-properties officeooo:rsid="003bf4b4"/>
    </style:style>
    <style:style style:name="T131" style:family="text">
      <style:text-properties fo:color="#000000" loext:opacity="100%"/>
    </style:style>
    <style:style style:name="T132" style:family="text">
      <style:text-properties fo:color="#000000" loext:opacity="100%" style:font-name="Liberation Serif" fo:font-size="12pt" fo:font-style="normal" fo:font-weight="normal" style:font-size-asian="12pt" style:font-style-asian="normal" style:font-weight-asian="normal"/>
    </style:style>
    <style:style style:name="T133"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34" style:family="text">
      <style:text-properties fo:color="#000000" loext:opacity="100%" officeooo:rsid="0137fe64"/>
    </style:style>
    <style:style style:name="T135" style:family="text">
      <style:text-properties fo:font-style="italic" style:font-style-asian="italic"/>
    </style:style>
    <style:style style:name="T136" style:family="text">
      <style:text-properties officeooo:rsid="004be878"/>
    </style:style>
    <style:style style:name="T137" style:family="text">
      <style:text-properties officeooo:rsid="0031c5c9"/>
    </style:style>
    <style:style style:name="T138" style:family="text">
      <style:text-properties officeooo:rsid="004ff91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31">A review providing a reader who is relatively less familiar with the research topic (e.g., an internal/external member of an oral defence committee with adjacent but not direct expertise) an introduction to the general domain. </text:p>
        </text:list-item>
        <text:list-item>
          <text:p text:style-name="P31">An explanation of the overall rationale for how and why the subsequent studies were conducted. For example, the literature underlying the research questions must be sufficiently discussed. </text:p>
        </text:list-item>
        <text:list-item>
          <text:p text:style-name="P31">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8">(~10 pages)</text:p>
      <text:h text:style-name="P28" text:outline-level="1">Introduction</text:h>
      <text:h text:style-name="P29" text:outline-level="2">The ecological niche</text:h>
      <text:p text:style-name="Text_20_body"><text:span text:style-name="T3">Every species</text:span><text:span text:style-name="T2"> </text:span><text:span text:style-name="T3">has requirements to persist in an environment. </text:span><text:span text:style-name="T22">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xIfW7Atn2Y"/><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xIfW7Atn2Y"/><text:span text:style-name="T3">. </text:span><text:span text:style-name="T4">The ecological niche thus </text:span><text:span text:style-name="T23">encompass</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19">H</text:span><text:span text:style-name="T3">ow will species respond to the rapid environmental changes? </text:span></text:p>
      <text:p text:style-name="P13"/>
      <text:p text:style-name="Text_20_body"><text:span text:style-name="T4">The theory of the ecological niche integrates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QtUKFPQ29l"/><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QtUKFPQ29l"/><text:span text:style-name="T10"> focused on the relationships of species to abiotic factors in his seminal paper on the</text:span><text:span text:style-name="T5"> distribution of the California Trasher. </text:span><text:span text:style-name="T6">Grinnell</text:span><text:span text:style-name="T5"> </text:span><text:span text:style-name="T23">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0">predicted by </text:span><text:span text:style-name="T23">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8zxqGbAxv5"/><text:span text:style-name="T23">(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8zxqGbAxv5"/><text:span text:style-name="T20"> mathematical models and demonstrated in lab</text:span><text:span text:style-name="T6"> </text:span><text:span text:style-name="T20">experiments </text:span><text:span text:style-name="T6">by </text:span><text:span text:style-name="T23">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YG1F9knws5"/><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YG1F9knws5"/><text:span text:style-name="T6">. In contrast </text:span><text:span text:style-name="T16">to Grinnell</text:span><text:span text:style-name="T6">,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xoPhZPGOGn"/><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xoPhZPGOGn"/><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vDQpmRNBjh"/><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vDQpmRNBjh"/><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1">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j5GCx3VmwA"/><text:span text:style-name="T101">(Chesson 2000; Letten </text:span><text:span text:style-name="T115">et al.</text:span><text:span text:style-name="T117">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j5GCx3VmwA"/><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ePku5LslN1"/><text:span text:style-name="T101">(Godsoe </text:span><text:span text:style-name="T115">et al.</text:span><text:span text:style-name="T117">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ePku5LslN1"/><text:span text:style-name="T14"> for decades. </text:span></text:p>
      <text:p text:style-name="P12"/>
      <text:p text:style-name="Text_20_body"><text:soft-page-break/><text:span text:style-name="T14">However, </text:span><text:span text:style-name="T23">due to their dynamic nature, </text:span><text:span text:style-name="T6">the </text:span><text:span text:style-name="T14">integration of the</text:span><text:span text:style-name="T6"> Eltonian dimensions of the niche (relationships to other species)</text:span><text:span text:style-name="T13"> </text:span><text:span text:style-name="T14">in Hutchinson’s hypervolume framework proved to be more challenging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6Hk24ZeXLH"/><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6Hk24ZeXLH"/><text:span text:style-name="T6">. </text:span><text:span text:style-name="T7">So, </text:span><text:span text:style-name="T14">more recent work </text:span><text:span text:style-name="T16">focused on</text:span><text:span text:style-name="T8"> integrat</text:span><text:span text:style-name="T16">ing</text:span><text:span text:style-name="T8"> the Grinnellian and Eltonian niches to better understand </text:span><text:span text:style-name="T23">the distribution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yU3462dih"/><text:span text:style-name="T98">(Sober</text:span><text:span text:style-name="T112">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yU3462dih"/><text:span text:style-name="T8"> and </text:span><text:span text:style-name="T23">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9kcpSdOBMx"/><text:span text:style-name="T102">(Gravel </text:span><text:span text:style-name="T115">et al.</text:span><text:span text:style-name="T117">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9kcpSdOBMx"/><text:span text:style-name="T8">. </text:span><text:span text:style-name="T23">This integration raises new questions such as the signature of interactions on species distributions across scales.</text:span><text:span text:style-name="T15"> </text:span><text:span text:style-name="T23">Traditionally, s</text:span><text:span text:style-name="T15">pecies interactions </text:span><text:span text:style-name="T23">are</text:span><text:span text:style-name="T15"> believed to influence distribution of species at local scale, </text:span><text:span text:style-name="T23">whereas climate should drive regional scale distributions</text:span><text:span text:style-name="T15">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vFAJk05saw"/><text:span text:style-name="T103">(Pearson &amp; Dawson 2003; Sober</text:span><text:span text:style-name="T117">ón 2007; Whittaker </text:span><text:span text:style-name="T115">et al.</text:span><text:span text:style-name="T117">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vFAJk05saw"/><text:span text:style-name="T15">. </text:span><text:span text:style-name="T23">However, there are now evidence that</text:span><text:span text:style-name="T15"> the signature of species interactions </text:span><text:span text:style-name="T23">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xVtIqZMl4I"/><text:span text:style-name="T103">(Ara</text:span><text:span text:style-name="T117">újo &amp; Rozenfeld 2014; Belmaker </text:span><text:span text:style-name="T115">et al.</text:span><text:span text:style-name="T117">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xVtIqZMl4I"/><text:span text:style-name="T15">. <text:s/></text:span><text:span text:style-name="T23">Although the importance of interactions at larger scale is still debated, it shows how different niche axes plays a role in shaping ecological communities.</text:span></text:p>
      <text:p text:style-name="P14"/>
      <text:p text:style-name="Text_20_body"><text:span text:style-name="T23">Of course, neutral processes also influence communities. F</text:span><text:span text:style-name="T24">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1HSvbCAC3h"/><text:span text:style-name="T24">(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1HSvbCAC3h"/><text:span text:style-name="T24">, </text:span><text:span text:style-name="T23">neutral theory</text:span><text:span text:style-name="T24"> suggest</text:span><text:span text:style-name="T23">s</text:span><text:span text:style-name="T24"> that biodiversity is structured in space and time not by ecological differences (growth, death, dispersion rates) among species but by stochastic elements (ecological drift). </text:span><text:span text:style-name="T23">Despite</text:span><text:span text:style-name="T24"> the </text:span><text:span text:style-name="T23">unrealistic </text:span><text:span text:style-name="T24">assumption of </text:span><text:span text:style-name="T23">perfect </text:span><text:span text:style-name="T24">equivalence </text:span><text:span text:style-name="T23">among species</text:span><text:span text:style-name="T24">, neutral theory successfully predict</text:span><text:span text:style-name="T23">s</text:span><text:span text:style-name="T24"> many properties of community structures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ptfXTBAmhr"/><text:span text:style-name="T104">(Bell &amp; Schluter 2000; Canard </text:span><text:span text:style-name="T115">et al.</text:span><text:span text:style-name="T117">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ptfXTBAmhr"/><text:span text:style-name="T24">. </text:span><text:span text:style-name="T16">Modern theories now recognized both n</text:span><text:span text:style-name="T24">iche and neutral processes </text:span><text:span text:style-name="T16">as central in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R9bfVlng5T"/><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R9bfVlng5T"/><text:span text:style-name="T16"> </text:span><text:span text:style-name="T23">and</text:span><text:span text:style-name="T24"> play roles in explaining ecological succession, </text:span><text:span text:style-name="T23">dynamics</text:span><text:span text:style-name="T24">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kNDlidA35z"/><text:span text:style-name="T104">(Gravel </text:span><text:span text:style-name="T115">et al.</text:span><text:span text:style-name="T117"> 2006; Morales-Castilla </text:span><text:span text:style-name="T115">et al.</text:span><text:span text:style-name="T117"> 2015; Poisot </text:span><text:span text:style-name="T115">et al.</text:span><text:span text:style-name="T117">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kNDlidA35z"/><text:span text:style-name="T24">.</text:span></text:p>
      <text:h text:style-name="Heading_20_2" text:outline-level="2"/>
      <text:h text:style-name="Heading_20_2" text:outline-level="2">Biogeography</text:h>
      <text:p text:style-name="Text_20_body"><text:span text:style-name="T25">Biogeography, the study of </text:span><text:span text:style-name="T17">how biodiversity is</text:span><text:span text:style-name="T25"> distribut</text:span><text:span text:style-name="T17">ed</text:span><text:span text:style-name="T25">, is arguably </text:span><text:span text:style-name="T17">one of </text:span><text:span text:style-name="T25">the </text:span><text:span text:style-name="T17">subfield</text:span><text:span text:style-name="T25"> of ecology that was the most </text:span><text:span text:style-name="T26">influenced</text:span><text:span text:style-name="T25"> by niche theory. Based on the niche formalism,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DnrB1OcStn"/><text:span text:style-name="T25">(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DnrB1OcStn"/><text:span text:style-name="T25">. Correlative species distribution models quantify species niches by relating observed species presences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u7iGEFLAR2"/><text:span text:style-name="T25">(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u7iGEFLAR2"/><text:span text:style-name="T25">. However, the relationship between species </text:span><text:soft-page-break/><text:span text:style-name="T25">niche and what species distribution describe is unclear. On the one hand, they rely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J9dnZHMJRm"/><text:span text:style-name="T105">(Booth </text:span><text:span text:style-name="T115">et al.</text:span><text:span text:style-name="T117">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J9dnZHMJRm"/><text:span text:style-name="T25">. On the other hand,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zXdWA4LUJy"/><text:span text:style-name="T105">(Ara</text:span><text:span text:style-name="T117">újo &amp; Guisan 2006; Godsoe </text:span><text:span text:style-name="T115">et al.</text:span><text:span text:style-name="T117">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zXdWA4LUJy"/><text:span text:style-name="T25">. This later shortfall has been one of the main critique of </text:span><text:span text:style-name="T30">species distribution models</text:span><text:span text:style-name="T25">, </text:span><text:span text:style-name="T27">especially for </text:span><text:span text:style-name="T30">spatial and temporal</text:span><text:span text:style-name="T27">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d4fO3kWwG1"/><text:span text:style-name="T106">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d4fO3kWwG1"/><text:span text:style-name="T27">. </text:span><text:span text:style-name="T26">M</text:span><text:span text:style-name="T25">ethods have </text:span><text:span text:style-name="T27">introduced dispersal limitations and biotic interactions into models </text:span><text:span text:style-name="T26">either directly or indirectly</text:span><text:span text:style-name="T27">, but </text:span><text:span text:style-name="T26">these are often hard to implement with the data available</text:span><text:span text:style-name="T27">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mmOiogNge"/><text:span text:style-name="T106">(Engler &amp; Guisan 2009; Pollock </text:span><text:span text:style-name="T115">et al.</text:span><text:span text:style-name="T117"> 2014; Shipley </text:span><text:span text:style-name="T115">et al.</text:span><text:span text:style-name="T117"> 2022; Staniczenko </text:span><text:span text:style-name="T115">et al.</text:span><text:span text:style-name="T117">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mmOiogNge"/><text:span text:style-name="T25">. </text:span><text:span text:style-name="T27">Regardless </text:span><text:span text:style-name="T28">of </text:span><text:span text:style-name="T30">existing</text:span><text:span text:style-name="T28"> limitations</text:span><text:span text:style-name="T27">, </text:span><text:span text:style-name="T30">species distribution models</text:span><text:span text:style-name="T27"> have proved to be instrumental to understanding many spatial and temporal patterns we observed, </text:span><text:span text:style-name="T26">fill knowledge gaps, </text:span><text:span text:style-name="T27">and is now a crucial </text:span><text:span text:style-name="T26">tool </text:span><text:span text:style-name="T27">in conservation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JH8ongWIz"/><text:span text:style-name="T106">(Guisan </text:span><text:span text:style-name="T115">et al.</text:span><text:span text:style-name="T117"> 2013; Pollock </text:span><text:span text:style-name="T115">et al.</text:span><text:span text:style-name="T117">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JH8ongWIz"/><text:span text:style-name="T27">.</text:span><text:span text:style-name="T25"> </text:span></text:p>
      <text:p text:style-name="Text_20_body"><text:span text:style-name="T25"/></text:p>
      <text:p text:style-name="P27"><text:span text:style-name="T17">The history of biogeography can be traced back to the work of Alexander von Humbol</text:span><text:span text:style-name="T28">d</text:span><text:span text:style-name="T17">t. In his 1807 essay, Humbol</text:span><text:span text:style-name="T28">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XxUNDY4h9n"/><text:span text:style-name="T107">(Humboldt </text:span><text:span text:style-name="T115">et al.</text:span><text:span text:style-name="T117">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XxUNDY4h9n"/><text:span text:style-name="T17">. </text:span><text:span text:style-name="T28">Mechanisms </text:span><text:span text:style-name="T17">explaining this </text:span><text:span text:style-name="T28">latitudinal gradient</text:span><text:span text:style-name="T17"> </text:span><text:span text:style-name="T28">of diversity </text:span><text:span text:style-name="T17">would be proposed </text:span><text:span text:style-name="T28">only </text:span><text:span text:style-name="T17">centuries after Humbol</text:span><text:span text:style-name="T28">d</text:span><text:span text:style-name="T17">t’</text:span><text:span text:style-name="T28">s</text:span><text:span text:style-name="T17"> work, </text:span><text:span text:style-name="T28">and are still subject of debate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0zX9bYe4QF"/><text:span text:style-name="T107">(Mittelbach </text:span><text:span text:style-name="T115">et al.</text:span><text:span text:style-name="T117">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0zX9bYe4QF"/><text:span text:style-name="T17">. Another pioneer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raphic regions based on the distribution of species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7gmwU40m3T"/><text:span text:style-name="T107">(Holt </text:span><text:span text:style-name="T115">et al.</text:span><text:span text:style-name="T117">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7gmwU40m3T"/><text:span text:style-name="T17">. These </text:span><text:span text:style-name="T28">two seminal work </text:span><text:span text:style-name="T17">lead the way for the research of </text:span><text:span text:style-name="T30">other </text:span><text:span text:style-name="T17">generalities </text:span><text:span text:style-name="T28">and peculiarities of</text:span><text:span text:style-name="T17"> </text:span><text:span text:style-name="T28">how the diversity of life distribute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ytUYloicMe"/><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ytUYloicMe"/><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d7F9lckl1m"/><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d7F9lckl1m"/><text:span text:style-name="T17">. </text:span><text:span text:style-name="T108">Understanding how these patterns emerge have been among the most fruitful avenue to enhance our understanding of how communities assemble, persist and function</text:span><text:span text:style-name="T28">.</text:span></text:p>
      <text:p text:style-name="P27"><text:span text:style-name="T28"/></text:p>
      <text:p text:style-name="Text_20_body"><text:span text:style-name="T29">Other </text:span><text:span text:style-name="T30">notable</text:span><text:span text:style-name="T29"> geographic patterns </text:span><text:span text:style-name="T30">are so widespread that they have been named ecogeographic</text:span><text:span text:style-name="T29"> “rules”. One of such rules is the latitudinal diversity gradient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xIDuh4NTuV"/><text:span text:style-name="T29">(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xIDuh4NTuV"/><text:span text:style-name="T29">. </text:span><text:span text:style-name="T30">Some of the s</text:span><text:span text:style-name="T29">uggested explanations </text:span><text:span text:style-name="T30">for this pattern </text:span><text:span text:style-name="T29">are </text:span><text:span text:style-name="T30">the effect of higher productivity and stability of the </text:span><text:soft-page-break/><text:span text:style-name="T30">climate in the tropics on speciation rates, niche partitioning, specialization and biotic interactions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5jzaqFtMVv"/><text:span text:style-name="T109">(Mittelbach </text:span><text:span text:style-name="T115">et al.</text:span><text:span text:style-name="T117"> 2007; Pontarp </text:span><text:span text:style-name="T115">et al.</text:span><text:span text:style-name="T117">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5jzaqFtMVv"/><text:span text:style-name="T29">. </text:span><text:span text:style-name="T30">Another</text:span><text:span text:style-name="T29"> gradient of longstanding interest is the relationship between body mass and latitude.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W0JKf4kChf"/><text:span text:style-name="T29">(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W0JKf4kChf"/><text:span text:style-name="T29">,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JU2jEpal7c"/><text:span text:style-name="T29">(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JU2jEpal7c"/><text:span text:style-name="T29">. </text:span><text:span text:style-name="T30">Although the exact reason for this gradient to emerge are still debated, it is usually believed that larger body size animals have better heat retention, allowing them to perform better in colder environments than smaller individuals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vVbD5wq3bT"/><text:span text:style-name="T109">(Blackburn </text:span><text:span text:style-name="T115">et al.</text:span><text:span text:style-name="T117">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vVbD5wq3bT"/><text:span text:style-name="T30">. <text:s/>It has now been extended to the relationship between size and latitude, for ectotherms, and across closely related species (as was originally proposed by Bergmann; Blackburn et al., 1999).</text:span></text:p>
      <text:p text:style-name="Text_20_body"/>
      <text:p text:style-name="Text_20_body"><text:span text:style-name="T136">A</text:span><text:span text:style-name="T137"> recent </text:span><text:span text:style-name="T136">development</text:span><text:span text:style-name="T137"> of bio</text:span><text:span text:style-name="T38">geo</text:span><text:span text:style-name="T137">graphy is to extend from focusing solely on the distribution of organisms to distribution of interactions and the ecological network they form</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dvWIrVTmF4"/><text:span text:style-name="T117">(Windsor </text:span><text:span text:style-name="T115">et al.</text:span><text:span text:style-name="T117">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dvWIrVTmF4"/><text:span text:style-name="T137">. </text:span><text:span text:style-name="T38">Interaction network</text:span><text:span text:style-name="T136">s</text:span><text:span text:style-name="T38"> can vary through two main processes: (1) changes in community composition, and (2) changes in the functional relationships between interacting species (e.g., 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z4um35UZFr"/><text:span text:style-name="T117">(Poisot </text:span><text:span text:style-name="T115">et al.</text:span><text:span text:style-name="T117">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z4um35UZFr"/><text:span text:style-name="T38">.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E8DwU8eJO5"/><text:span text:style-name="T117">(Pellissier </text:span><text:span text:style-name="T115">et al.</text:span><text:span text:style-name="T117">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E8DwU8eJO5"/><text:span text:style-name="T38">, </text:span><text:span text:style-name="T39">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9U5aFWcwJc"/><text:span text:style-name="T117">(Saravia </text:span><text:span text:style-name="T115">et al.</text:span><text:span text:style-name="T117">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9U5aFWcwJc"/><text:span text:style-name="T38">,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qFHRkUbu5L"/><text:span text:style-name="T117">(Galiana </text:span><text:span text:style-name="T115">et al.</text:span><text:span text:style-name="T117">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qFHRkUbu5L"/><text:span text:style-name="T38">, </text:span><text:span text:style-name="T136">or </text:span><text:span text:style-name="T38">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8byBI7slci"/><text:span text:style-name="T117">(Poisot </text:span><text:span text:style-name="T115">et al.</text:span><text:span text:style-name="T117">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8byBI7slci"/><text:span text:style-name="T38">. </text:span><text:span text:style-name="T39">Based on previous knowledge on species biogeography and on how species interaction network are structured, it is possible to make predictions on how network properties 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gZ680I8wUB"/><text:span text:style-name="T119">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gZ680I8wUB"/><text:span text:style-name="T39"> </text:span><text:span text:style-name="T136">but</text:span><text:span text:style-name="T39"> the empirical investigation on these patterns are still rare (</text:span><text:span text:style-name="T136">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5ckMdkxz7c"/><text:span text:style-name="T118">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5ckMdkxz7c"/><text:span text:style-name="T39">). </text:span></text:p>
      <text:h text:style-name="Heading_20_2" text:outline-level="2"><text:a xlink:type="simple" xlink:href="https://doi.org/10.1111/geb.12925" text:style-name="Internet_20_link" text:visited-style-name="Visited_20_Internet_20_Link"/></text:h>
      <text:h text:style-name="Heading_20_2" text:outline-level="2">Relations between species traits and niche </text:h>
      <text:p text:style-name="P52"><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dThDboMWNh"/><text:span text:style-name="T110">(Violle </text:span><text:span text:style-name="T115">et al.</text:span><text:span text:style-name="T117">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dThDboMWNh"/><text:span text:style-name="T18">. These functional traits evolved as a function of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IcEWviHU2F"/><text:span text:style-name="T110">(Reich </text:span><text:span text:style-name="T115">et al.</text:span><text:span text:style-name="T117">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IcEWviHU2F"/><text:span text:style-name="T18">. </text:span><text:span text:style-name="T32">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6JraA4o8ir"/><text:span text:style-name="T111">(Funk </text:span><text:span text:style-name="T115">et al.</text:span><text:span text:style-name="T117">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6JraA4o8ir"/><text:span text:style-name="T32">, there are ample evidence of </text:span><text:soft-page-break/><text:span text:style-name="T32">traits relating to animal responses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aBzqScaPDT"/><text:span text:style-name="T111">(Vandewalle </text:span><text:span text:style-name="T115">et al.</text:span><text:span text:style-name="T117">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aBzqScaPDT"/> <text:span text:style-name="T32">and impact </text:span><text:reference-mark-start text:name="ZOTERO_ITEM CSL_CITATION {&quot;citationID&quot;:&quot;NBrUIdkJ&quot;,&quot;properties&quot;:{&quot;formattedCitation&quot;:&quot;(Lundgren {\\i{}et al.} 2024)&quot;,&quot;plainCitation&quot;:&quot;(Lundgren et al. 2024)&quot;,&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GU6x49mItL"/><text:span text:style-name="T111">(e.g., Lundgren </text:span><text:span text:style-name="T115">et al.</text:span><text:span text:style-name="T117"> 2024)</text:span><text:reference-mark-end text:name="ZOTERO_ITEM CSL_CITATION {&quot;citationID&quot;:&quot;NBrUIdkJ&quot;,&quot;properties&quot;:{&quot;formattedCitation&quot;:&quot;(Lundgren {\\i{}et al.} 2024)&quot;,&quot;plainCitation&quot;:&quot;(Lundgren et al. 2024)&quot;,&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GU6x49mItL"/><text:span text:style-name="T32"> to the environment. </text:span><text:span text:style-name="T31">Therefore, f</text:span><text:span text:style-name="T18">unctional traits </text:span><text:span text:style-name="T32">are directly</text:span><text:span text:style-name="T31">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fMCFqc0oOO"/><text:span text:style-name="T110">(McGill </text:span><text:span text:style-name="T115">et al.</text:span><text:span text:style-name="T117">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fMCFqc0oOO"/><text:span text:style-name="T18"> </text:span><text:span text:style-name="T31">providing insights into the role of niche differentiation and environmental filtering for</text:span><text:span text:style-name="T18"> species distributions and community assembly </text:span><text:reference-mark-start text:name="ZOTERO_ITEM CSL_CITATION {&quot;citationID&quot;:&quot;gzkFd1Ne&quot;,&quot;properties&quot;:{&quot;formattedCitation&quot;:&quot;(McGill {\\i{}et al.} 2006; Zakharova {\\i{}et al.} 2019)&quot;,&quot;plainCitation&quot;:&quot;(McGill et al. 2006; Zakharova et al. 2019)&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hbf8OiQZv4"/><text:span text:style-name="T110">(</text:span><text:span text:style-name="T117">Zakharova </text:span><text:span text:style-name="T115">et al.</text:span><text:span text:style-name="T117"> 2019)</text:span><text:reference-mark-end text:name="ZOTERO_ITEM CSL_CITATION {&quot;citationID&quot;:&quot;gzkFd1Ne&quot;,&quot;properties&quot;:{&quot;formattedCitation&quot;:&quot;(McGill {\\i{}et al.} 2006; Zakharova {\\i{}et al.} 2019)&quot;,&quot;plainCitation&quot;:&quot;(McGill et al. 2006; Zakharova et al. 2019)&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hbf8OiQZv4"/><text:span text:style-name="T18">. For example, Lama</text:span><text:span text:style-name="T31">n</text:span><text:span text:style-name="T18">na et al., </text:span><text:reference-mark-start text:name="ZOTERO_ITEM CSL_CITATION {&quot;citationID&quot;:&quot;RHWgaU03&quot;,&quot;properties&quot;:{&quot;formattedCitation&quot;:&quot;(Lamanna {\\i{}et al.} 2014)&quot;,&quot;plainCitation&quot;:&quot;(Lamanna et al. 2014)&quot;,&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9Gx1fKnRXF"/><text:span text:style-name="T110">(</text:span><text:span text:style-name="T117">2014)</text:span><text:reference-mark-end text:name="ZOTERO_ITEM CSL_CITATION {&quot;citationID&quot;:&quot;RHWgaU03&quot;,&quot;properties&quot;:{&quot;formattedCitation&quot;:&quot;(Lamanna {\\i{}et al.} 2014)&quot;,&quot;plainCitation&quot;:&quot;(Lamanna et al. 2014)&quot;,&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9Gx1fKnRXF"/><text:span text:style-name="T18"> showed how quantifying volume, packing, and overlap of functional trait space across scale</text:span><text:span text:style-name="T31">s</text:span><text:span text:style-name="T18"> could test different hypotheses for the latitudinal gradient in species richness. </text:span><text:span text:style-name="T32">A clear benefit of traits is that, unlike species niches, they can be directly measured, providing a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X6pyeWXhFI"/><text:span text:style-name="T111">(Kearney </text:span><text:span text:style-name="T115">et al.</text:span><text:span text:style-name="T117">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X6pyeWXhFI"/><text:span text:style-name="T117">.</text:span></text:p>
      <text:p text:style-name="P15"/>
      <text:p text:style-name="Text_20_body"><text:span text:style-name="T18">Given that species with similar traits should </text:span><text:span text:style-name="T32">share similar response to the environment</text:span><text:span text:style-name="T18">, we expect traits to improve prediction of species distributions </text:span><text:span text:style-name="T32">and predict responses to environmental changes</text:span><text:span text:style-name="T18">. For example, using a hierarchical species distribution model, Pollock et al. </text:span><text:reference-mark-start text:name="ZOTERO_ITEM CSL_CITATION {&quot;citationID&quot;:&quot;BplKthrl&quot;,&quot;properties&quot;:{&quot;formattedCitation&quot;:&quot;(Pollock {\\i{}et al.} 2012)&quot;,&quot;plainCitation&quot;:&quot;(Pollock et al. 2012)&quot;,&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kXUDFyjBdc"/><text:span text:style-name="T110">(</text:span><text:span text:style-name="T117">2012)</text:span><text:reference-mark-end text:name="ZOTERO_ITEM CSL_CITATION {&quot;citationID&quot;:&quot;BplKthrl&quot;,&quot;properties&quot;:{&quot;formattedCitation&quot;:&quot;(Pollock {\\i{}et al.} 2012)&quot;,&quot;plainCitation&quot;:&quot;(Pollock et al. 2012)&quot;,&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kXUDFyjBdc"/><text:span text:style-name="T18"> showed how E</text:span><text:span text:style-name="T1">ucalypt</text:span><text:span text:style-name="T18"> species leaf area, plant height, and seed mass influenced species response to environmental gradients. Not only these trait-based predictions gives a better mechanistic understanding of how traits influence species distributions, but it have been shown to help transfer </text:span><text:span text:style-name="T32">model 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10">(Vesk </text:span><text:span text:style-name="T115">et al.</text:span><text:span text:style-name="T117">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2"> Functional traits can also predicted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11">(Pacifici </text:span><text:span text:style-name="T115">et al.</text:span><text:span text:style-name="T117">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38">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11">(Griffin-Nolan </text:span><text:span text:style-name="T115">et al.</text:span><text:span text:style-name="T117">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 <text:span text:style-name="T32"><text:s/></text:span></text:p>
      <text:p text:style-name="P15"/>
      <text:p text:style-name="P18"><text:span text:style-name="T18">Species sharing similar traits should also share similar interactions. For example, while looking at all predator-prey interactions for European vertebrates, O’Connor et al. (2020) found that species traits </text:span><text:span text:style-name="T1">strongly explained</text:span><text:span text:style-name="T18">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Morales-Castilla, 2015). These types of model have been proved to predict accurately possible species interactions for a number of ecosystems, taxa, and interaction type (Brousseau et al., ; Gravel et al., ; Pomeranz et al. ; Bartomeus et al. ; Pichler et al., ). Again, such trait-based model </text:span><text:soft-page-break/><text:span text:style-name="T18">is promosing to gain mechanistic understanding of how traits relate to niches, and to fill some of the knowledge gaps about how species interact (Hortal et al., 2015).</text:span></text:p>
      <text:list text:style-name="L2">
        <text:list-item>
          <text:list>
            <text:list-item>
              <text:p text:style-name="P32"><text:a xlink:type="simple" xlink:href="https://doi-org.proxy3.library.mcgill.ca/10.1016/j.tree.2006.02.002" text:style-name="Internet_20_link" text:visited-style-name="Visited_20_Internet_20_Link"><text:span text:style-name="T2">M</text:span><text:span text:style-name="T7">cGill et al., 2007</text:span></text:a></text:p>
            </text:list-item>
            <text:list-item>
              <text:p text:style-name="P33"><text:a xlink:type="simple" xlink:href="https://doi.org/10.1111/j.0030-1299.2007.15559.x" text:style-name="Internet_20_link" text:visited-style-name="Visited_20_Internet_20_Link"><text:span text:style-name="T7">V</text:span><text:span text:style-name="T1">iolle et al., 2006</text:span></text:a></text:p>
            </text:list-item>
            <text:list-item>
              <text:p text:style-name="P34"><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text:style-name="L3">
        <text:list-item>
          <text:list>
            <text:list-item>
              <text:p text:style-name="P36"><text:a xlink:type="simple" xlink:href="https://doi.org/10.1098/rstb.2010.0034" text:style-name="Internet_20_link" text:visited-style-name="Visited_20_Internet_20_Link">Kerney et al., 2010</text:a></text:p>
            </text:list-item>
            <text:list-item>
              <text:p text:style-name="P36"><text:a xlink:type="simple" xlink:href="https://doi.org/10.1111/ele.12081" text:style-name="Internet_20_link" text:visited-style-name="Visited_20_Internet_20_Link">Eklof et al., 2013</text:a></text:p>
            </text:list-item>
            <text:list-item>
              <text:p text:style-name="P36"><text:a xlink:type="simple" xlink:href="https://onlinelibrary.wiley.com/doi/full/10.1111/jbi.13773" text:style-name="Internet_20_link" text:visited-style-name="Visited_20_Internet_20_Link">O’Connor et al., 2020</text:a></text:p>
            </text:list-item>
            <text:list-item>
              <text:p text:style-name="P36"><text:a xlink:type="simple" xlink:href="https://doi.org/10.1111/ecog.03187" text:style-name="Internet_20_link" text:visited-style-name="Visited_20_Internet_20_Link">Blonder 2017</text:a></text:p>
            </text:list-item>
            <text:list-item>
              <text:p text:style-name="P36"><text:a xlink:type="simple" xlink:href="https://doi.org/10.1073/pnas.1317722111" text:style-name="Internet_20_link" text:visited-style-name="Visited_20_Internet_20_Link">Lammana et al. (2014)</text:a></text:p>
            </text:list-item>
            <text:list-item>
              <text:p text:style-name="P36"><text:a xlink:type="simple" xlink:href="https://doi.org/10.1111/oik.05415" text:style-name="Internet_20_link" text:visited-style-name="Visited_20_Internet_20_Link">Dehling &amp; Stouffer, 2018</text:a></text:p>
            </text:list-item>
          </text:list>
        </text:list-item>
      </text:list>
      <text:p text:style-name="P11"><text:tab/><text:span text:style-name="T33">Advantage of traits</text:span></text:p>
      <text:list text:style-name="L4">
        <text:list-item>
          <text:list>
            <text:list-item>
              <text:p text:style-name="P35"><text:a xlink:type="simple" xlink:href="https://doi-org.proxy3.library.mcgill.ca/10.1016/j.ecolmodel.2019.05.008" text:style-name="Internet_20_link" text:visited-style-name="Visited_20_Internet_20_Link">Zakharova et al., 2019</text:a></text:p>
            </text:list-item>
          </text:list>
        </text:list-item>
      </text:list>
      <text:p text:style-name="P11"><text:tab/><text:span text:style-name="T37">Data gaps</text:span></text:p>
      <text:list text:style-name="L5">
        <text:list-item>
          <text:list>
            <text:list-item>
              <text:p text:style-name="P37"><text:a xlink:type="simple" xlink:href="https://doi.org/10.1146/annurev-ecolsys-112414-054400" text:style-name="Internet_20_link" text:visited-style-name="Visited_20_Internet_20_Link">Hortal et al., 2015</text:a> shortfalls</text:p>
            </text:list-item>
            <text:list-item>
              <text:p text:style-name="P37"><text:a xlink:type="simple" xlink:href="https://doi.org/10.1111/jbi.14127" text:style-name="Internet_20_link" text:visited-style-name="Visited_20_Internet_20_Link">Poisot et al., 2021</text:a> interactions</text:p>
            </text:list-item>
            <text:list-item>
              <text:p text:style-name="P37"><text:a xlink:type="simple" xlink:href="https://doi.org/10.1111/geb.13184" text:style-name="Internet_20_link" text:visited-style-name="Visited_20_Internet_20_Link">Etard et al, 2020</text:a> traits</text:p>
            </text:list-item>
            <text:list-item>
              <text:p text:style-name="P37"><text:a xlink:type="simple" xlink:href="https://doi.org/10.1111/j.1366-9516.2005.00143.x" text:style-name="Internet_20_link" text:visited-style-name="Visited_20_Internet_20_Link">Whittaker et al., 2005</text:a> conservation</text:p>
            </text:list-item>
            <text:list-item>
              <text:p text:style-name="P37"><text:a xlink:type="simple" xlink:href="https://doi.org/10.1038/ncomms9221" text:style-name="Internet_20_link" text:visited-style-name="Visited_20_Internet_20_Link">Meyer et al., 2015</text:a> vertebrate data bias</text:p>
            </text:list-item>
            <text:list-item>
              <text:p text:style-name="P37"><text:a xlink:type="simple" xlink:href="https://doi.org/10.1111/ele.12624" text:style-name="Internet_20_link" text:visited-style-name="Visited_20_Internet_20_Link">Meyer et al., 2016</text:a> plant data bias</text:p>
            </text:list-item>
            <text:list-item>
              <text:p text:style-name="P38"><text:a xlink:type="simple" xlink:href="https://doi.org/10.1016/j.biocon.2023.110118" text:style-name="Internet_20_link" text:visited-style-name="Visited_20_Internet_20_Link">Garcia-Rosello et al., 2023</text:a> biogeography bias</text:p>
            </text:list-item>
            <text:list-item>
              <text:p text:style-name="P37"><text:a xlink:type="simple" xlink:href="https://doi.org/10.1111/ecog.05793" text:style-name="Internet_20_link" text:visited-style-name="Visited_20_Internet_20_Link">Tessarolo et al., 2021</text:a> uncertainty</text:p>
            </text:list-item>
            <text:list-item>
              <text:p text:style-name="P38"><text:a xlink:type="simple" xlink:href="https://doi.org/10.1111/brv.12105" text:style-name="Internet_20_link" text:visited-style-name="Visited_20_Internet_20_Link">Williams et al., 2014</text:a> season</text:p>
            </text:list-item>
          </text:list>
        </text:list-item>
      </text:list>
      <text:p text:style-name="P16"><text:tab/>Traits used to predict Grinnellian niche</text:p>
      <text:list text:style-name="L6">
        <text:list-item>
          <text:list>
            <text:list-item>
              <text:p text:style-name="P39"><text:a xlink:type="simple" xlink:href="https://doi.org/10.1098/rstb.2010.0034" text:style-name="Internet_20_link" text:visited-style-name="Visited_20_Internet_20_Link"><text:soft-page-break/><text:span text:style-name="T34">Kerney et al., 2010</text:span></text:a></text:p>
            </text:list-item>
            <text:list-item>
              <text:p text:style-name="P40"><text:a xlink:type="simple" xlink:href="https://doi.org/10.1111/j.1600-0587.2011.07085.x" text:style-name="Internet_20_link" text:visited-style-name="Visited_20_Internet_20_Link">Pollock et al., 2012</text:a></text:p>
            </text:list-item>
            <text:list-item>
              <text:p text:style-name="P40"><text:a xlink:type="simple" xlink:href="https://doi.org/10.1002/ece3.5969" text:style-name="Internet_20_link" text:visited-style-name="Visited_20_Internet_20_Link">Van Nuland et al., 2020</text:a></text:p>
            </text:list-item>
          </text:list>
        </text:list-item>
      </text:list>
      <text:p text:style-name="Text_20_body"><text:tab/><text:span text:style-name="T33">Traits used to predict Eltonian niche</text:span></text:p>
      <text:list xml:id="list1874473728" text:style-name="L7">
        <text:list-item>
          <text:list>
            <text:list-item>
              <text:p text:style-name="P42"><text:a xlink:type="simple" xlink:href="https://doi.org/10.1111/2041-210X.12103" text:style-name="Internet_20_link" text:visited-style-name="Visited_20_Internet_20_Link">Gravel et al., 2013</text:a></text:p>
            </text:list-item>
            <text:list-item>
              <text:p text:style-name="P42"><text:a xlink:type="simple" xlink:href="https://doi.org/10.1111/1365-2435.12666" text:style-name="Internet_20_link" text:visited-style-name="Visited_20_Internet_20_Link">Bartomeus et al., 2016</text:a></text:p>
            </text:list-item>
            <text:list-item>
              <text:p text:style-name="P42"><text:a xlink:type="simple" xlink:href="https://doi.org/10.1016/j.tree.2015.03.014" text:style-name="Internet_20_link" text:visited-style-name="Visited_20_Internet_20_Link">Morales-Castilla et al., 2015</text:a></text:p>
            </text:list-item>
            <text:list-item>
              <text:p text:style-name="P42"><text:a xlink:type="simple" xlink:href="https://doi.org/10.1111/2041-210X.13329" text:style-name="Internet_20_link" text:visited-style-name="Visited_20_Internet_20_Link">Pichler et al., 2020</text:a></text:p>
            </text:list-item>
          </text:list>
        </text:list-item>
      </text:list>
      <text:p text:style-name="Text_20_body"><text:tab/><text:span text:style-name="T33">Assumptions </text:span></text:p>
      <text:h text:style-name="P30" text:outline-level="2">Trophic interactions and food webs</text:h>
      <text:p text:style-name="P4"><text:span text:style-name="T41">Food webs are at the intersection of community and ecosystem ecology (Thompson et al., 2012)</text:span>. For community, food webs describe both the composition and the structure of communities through collections of consumer-resource interactions. The identity, strength and organization of these interactions influence how species distribute in space (Wisz et al., 2013), and how populations respond to disturbances <text:span text:style-name="T97">(Eklöf &amp; Ebenman, 2006)</text:span>. For ecosystem, food webs describe how material is transferred within and between ecosystems through collections of energy fluxes. The way species interact in food webs influence ecosystem functioning (Duffy et al., 2007), stability (McCann, 2000) and services (Dee et al., 2017).</text:p>
      <text:p text:style-name="P22"/>
      <text:p text:style-name="P4"><text:span text:style-name="T41">Because food webs integrate biodiversity and ecosystem function, considering their structure and the underlying trophic interactions in conservation improve the way we protect the diversity and integrity of ecosystems (Harvey et al., 2017)</text:span>. The position of species in the food web influence their role in the ecosystem functioning, and potential secondary extinctions <text:span text:style-name="T97">(Eklöf &amp; Ebenman, 2006; McDonald-Madden et al., 2016)</text:span>. Because biotic interactions constrain species <text:soft-page-break/>distributions, they also influence how biodiversity will respond to global change (Urban et al., 2016). Most distribution models ignore species interactions despite that interaction loss is a major cause of population decline and extinction (Cahill et al., 2013), and alter species response to climate change (Gilman et al., 2010). Yet, managers often need to overlook interactions due because of a lack of reliable data.</text:p>
      <text:p text:style-name="P25"/>
      <text:p text:style-name="P22">The Eltonian shortfall – “the lack of knowledge about interactions among species or among groups of species” – is perhaps the biggest of all biodiversity shortfalls (Hortal et al., 2015). It is virtually impossible to sample all interactions in a community, even with a large sampling effort (Chacoff et al., 2012; Jordano, 2016). Thus, rare interactions are often missed, while interactions of dominant species overestimated. The spatial coverage of available food web datasets is also biased toward the United States and Europe (Cameron et al., 2019; Hortal et al., 2015; Poisot et al., 2020). <text:s/>Altogether, these biases limit the scale of food web research and are major hurdles toward the needed shift in focus from species to interaction networks in conservation (Harvey et al., 2017).</text:p>
      <text:p text:style-name="P19"/>
      <text:p text:style-name="P19"><text:span text:style-name="T40">Several factors determine which species can interact (Morales-Castilla et al., 2015). First, two species that never encounter cannot interact. These non-interactions are termed neutrally forbidden interactions (Morales-Castilla et al., 2015). This is </text:span><text:span text:style-name="T127">captured in </text:span><text:span text:style-name="T40">neutral model of species interactions, predicting that patterns of interspecific interactions are solely driven by species abundances (Canard XXX). In fact, neutral models are able to predict a significant amount of variation in interaction strengths. Yet, recent research pointed out that co-occurrences are not synonymous to interaction (Blanchet et al., 2020; </text:span><text:span text:style-name="T127">Thurman et al., 2019</text:span><text:span text:style-name="T40">). </text:span><text:span text:style-name="T127">Second, even if two species co-occur, they will only interact if prey fall within the trophic niche of the predator. The non-interactions driven by this niche-based process are termed functionally forbidden interactions (Morales-Castilla et al., 2015), and can be captured by niche model of interactions (Bartomeus et al., 2016). The niche position of the prey and the predators can be determined by </text:span><text:soft-page-break/><text:span text:style-name="T127">species traits (REF). Evolutionary relationships can also provide useful information to determine as they can be proxy for trait-relationships () and interactions tend to be conserved (Gomez et al., 2010).</text:span></text:p>
      <text:p text:style-name="Text_20_body"><text:tab/>Constraints on interactions</text:p>
      <text:list text:continue-numbering="true" text:style-name="L7">
        <text:list-item>
          <text:list>
            <text:list-item>
              <text:p text:style-name="P41"><text:a xlink:type="simple" xlink:href="https://doi.org/10.1111/ele.13525" text:style-name="Internet_20_link" text:visited-style-name="Visited_20_Internet_20_Link">Blanchet et al., 2020</text:a></text:p>
            </text:list-item>
            <text:list-item>
              <text:p text:style-name="P41"><text:a xlink:type="simple" xlink:href="https://doi.org/10.1111/ecog.04360" text:style-name="Internet_20_link" text:visited-style-name="Visited_20_Internet_20_Link">Thurman et al., 2019</text:a></text:p>
            </text:list-item>
            <text:list-item>
              <text:p text:style-name="P41"><text:a xlink:type="simple" xlink:href="https://doi.org/10.1016/j.tree.2015.03.014" text:style-name="Internet_20_link" text:visited-style-name="Visited_20_Internet_20_Link">Morales-Castilla et al., 2015</text:a></text:p>
            </text:list-item>
            <text:list-item>
              <text:p text:style-name="P41"><text:a xlink:type="simple" xlink:href="https://doi.org/10.1038/nature09113" text:style-name="Internet_20_link" text:visited-style-name="Visited_20_Internet_20_Link">Gómez et al., 2010</text:a></text:p>
            </text:list-item>
          </text:list>
        </text:list-item>
      </text:list>
      <text:p text:style-name="P20"><text:span text:style-name="T127">The collection of trophic interactions of a community forms the food web. This food web has emerging properties, such as the level of connectivity (connectance), the structure of specialization among species, or the formation of modules. </text:span><text:span text:style-name="T128">This structure have important implications on the communities, such as how it may respond to disturbance. The classic relationship between diversity and complexity capture this.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his inspired decades of work finding how some of the observed properties of empirical food webs, such as the organisation of interactions, the distribution of interaction strengths or the correlation between interspecific interactions influence the relationship between complexity and stability. Another example is shown by Poisot et al., showing that network complementarity (species partitionning resources and enemies) increase ecosystem productivity.</text:span></text:p>
      <text:list text:style-name="L8">
        <text:list-item>
          <text:list>
            <text:list-item>
              <text:p text:style-name="P44"><text:a xlink:type="simple" xlink:href="https://doi.org/10.1111/brv.12433" text:style-name="Internet_20_link" text:visited-style-name="Visited_20_Internet_20_Link">Delmas et al., 2019</text:a></text:p>
            </text:list-item>
            <text:list-item>
              <text:p text:style-name="P44"><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3"><text:a xlink:type="simple" xlink:href="https://doi.org/10.1146/annurev-ecolsys-110218-024908" text:style-name="Internet_20_link" text:visited-style-name="Visited_20_Internet_20_Link"><text:span text:style-name="T35">Pringle et al., 2020</text:span></text:a></text:p>
            </text:list-item>
          </text:list>
        </text:list-item>
      </text:list>
      <text:p text:style-name="P21"><text:span text:style-name="T128">Food web properties emerge from the joint effect of constraints acting at the interaction level (neutral and niche processes), but also the constraints at the network level. </text:span><text:span text:style-name="T129">Saravia et al., 2022 showed that local food web emerge greatly from the food web at the regional scale, suggesting that interactions are first drawn from the regional pool of possible interactions. The environment might influence the local realization of the food web. For example, it has been long suggested </text:span><text:soft-page-break/><text:span text:style-name="T129">that ecosystem productivity should shape the number of trophic level an ecosystem can sustain and the within trophic level species diversity. The area of the community have also been showed to influence the shape of the food webs. A stable community also have more chance to persist. Therefore, stability constraints should also influence the realization of interaction. Finally, the spatial (e.g., habitat diversity) and temporal (e.g., seasonality) is believed to shape modules within network. For example, species occuring in the same habitat type or season will form highly connected module relative to species not present at the same time or space.</text:span></text:p>
      <text:list text:style-name="L9">
        <text:list-item>
          <text:list>
            <text:list-item>
              <text:p text:style-name="P46"><text:a xlink:type="simple" xlink:href="https://doi.org/10.1111/1365-2656.13652" text:style-name="Internet_20_link" text:visited-style-name="Visited_20_Internet_20_Link"><text:span text:style-name="T35">Saravia et al., 2022</text:span></text:a></text:p>
            </text:list-item>
            <text:list-item>
              <text:p text:style-name="P45"><text:a xlink:type="simple" xlink:href="https://doi.org/10.1038/ncomms14389" text:style-name="Internet_20_link" text:visited-style-name="Visited_20_Internet_20_Link">Grilli et al., 2017</text:a></text:p>
            </text:list-item>
            <text:list-item>
              <text:p text:style-name="P45"><text:a xlink:type="simple" xlink:href="https://doi.org/10.1038/s41559-018-0517-3" text:style-name="Internet_20_link" text:visited-style-name="Visited_20_Internet_20_Link">Galiana et al., 2018</text:a></text:p>
            </text:list-item>
            <text:list-item>
              <text:p text:style-name="P45"><text:a xlink:type="simple" xlink:href="https://doi.org/10.1016/j.tree.2015.09.001" text:style-name="Internet_20_link" text:visited-style-name="Visited_20_Internet_20_Link">McMeans et al., 2015</text:a></text:p>
            </text:list-item>
            <text:list-item>
              <text:p text:style-name="P45"><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P26">Another aspect of biogeography gaining interest in recent years is seasonal variations. Traditionally, most studies focus on one season, usually the growing season. However, better understanding how species and communities distribute, interact with their resources and enemie, are affected by different stressors, or interact within their climatic niche should inform us on why some species are doing better than other, and how to better conserve the ones declining. For example, some species that migrate will experience different climate and stressors, and co-occur with different species at different stages of their annual cycles. </text:p>
      <text:p text:style-name="P17"><text:tab/></text:p>
      <text:p text:style-name="P6"><text:span text:style-name="T130">One of the most obvious groups experiencing these seasonal variations are migratory birds. </text:span><text:span text:style-name="T42">Every year, almost 20% of the world’s bird species migrate, </text:span><text:span text:style-name="T43">sometimes over thousands of kilometres,</text:span><text:span text:style-name="T42"> in response to seasonal variation</text:span><text:span text:style-name="T44">s</text:span><text:span text:style-name="T42">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QGcfMnQOWV"/><text:span text:style-name="T124">(Kirby </text:span><text:span text:style-name="T115">et al.</text:span><text:span text:style-name="T117">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QGcfMnQOWV"/><text:span text:style-name="T42">. </text:span><text:span text:style-name="T43">This extraordinary adaptation to seasonality </text:span><text:span text:style-name="T45">presumably </text:span><text:span text:style-name="T43">evolved to</text:span><text:span text:style-name="T42">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jerK46l3r5"/><text:span text:style-name="T124">(Winger </text:span><text:span text:style-name="T115">et al.</text:span><text:span text:style-name="T117">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jerK46l3r5"/><text:span text:style-name="T42">. Migration has the advantage over other adaptations to seasonal environments (e.g., hibernation, freeze tolerance) </text:span><text:span text:style-name="T45">in </text:span><text:span text:style-name="T42">that </text:span><text:span text:style-name="T45">migrating </text:span><text:span text:style-name="T42">species can maintain similar </text:span><text:span text:style-name="T45">thermal </text:span><text:span text:style-name="T46">conditions</text:span><text:span text:style-name="T42"> throughout the year, </text:span><text:span text:style-name="T47">but </text:span><text:span text:style-name="T45">migration also </text:span><text:span text:style-name="T48">brings </text:span><text:span text:style-name="T47">movement </text:span><text:span text:style-name="T45">costs</text:span><text:span text:style-name="T42">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ZfT41eokMS"/><text:span text:style-name="T124">(G</text:span><text:span text:style-name="T117">ómez </text:span><text:span text:style-name="T115">et al.</text:span><text:span text:style-name="T117"> 2016; Nakazawa </text:span><text:span text:style-name="T115">et al.</text:span><text:span text:style-name="T117">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ZfT41eokMS"/><text:span text:style-name="T42">.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mxTLglk4X1"/><text:span text:style-name="T42">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mxTLglk4X1"/><text:span text:style-name="T42"> demonstrated that breeding and w</text:span><text:span text:style-name="T59">intering destinations </text:span><text:span text:style-name="T60">of migratory birds are optimized </text:span><text:span text:style-name="T59">to </text:span><text:soft-page-break/><text:span text:style-name="T61">avoid unfavorable climatic conditions</text:span><text:span text:style-name="T59">,</text:span><text:span text:style-name="T42"> competition, and minimize geographic distance travelled. </text:span><text:span text:style-name="T63">Therefore, </text:span><text:span text:style-name="T49">evidence suggests there is</text:span><text:span text:style-name="T42"> a fundamental trade-off between the costs of movement within geographic space and within</text:span><text:span text:style-name="T62"> </text:span><text:span text:style-name="T64">climat</text:span><text:span text:style-name="T65">ic</text:span><text:span text:style-name="T64"> </text:span><text:span text:style-name="T42">niche space </text:span><text:span text:style-name="T120">(Gómez et al., 2016; Nakazawa et al., 2004), but it is poorly understood how the differences between species change the </text:span><text:span text:style-name="T121">balance</text:span><text:span text:style-name="T120"> of this trade-off. </text:span></text:p>
      <text:p text:style-name="P10"/>
      <text:p text:style-name="P7"><text:span text:style-name="T66">The degree to which species</text:span><text:span text:style-name="T75"> </text:span><text:span text:style-name="T76">minimize movement within their</text:span><text:span text:style-name="T94"> </text:span><text:span text:style-name="T77">climat</text:span><text:span text:style-name="T78">ic</text:span><text:span text:style-name="T77"> </text:span><text:span text:style-name="T76">niche space</text:span><text:span text:style-name="T66"> </text:span><text:span text:style-name="T79">(hereinafter referred to as ‘</text:span><text:span text:style-name="T80">niche-</text:span><text:span text:style-name="T76">tracking</text:span><text:span text:style-name="T79">’ </text:span><text:span text:style-name="T90">sensu</text:span><text:span text:style-name="T78"> Nakazawa et al., 2004</text:span><text:span text:style-name="T79">)</text:span><text:span text:style-name="T66">, </text:span><text:span text:style-name="T81">as oppose to </text:span><text:span text:style-name="T76">sustaining large variation in climatic conditions</text:span><text:span text:style-name="T48"> </text:span><text:span text:style-name="T51">(hereinafter referred to as</text:span><text:span text:style-name="T52"> ‘</text:span><text:span text:style-name="T53">niche-</text:span><text:span text:style-name="T51">switching</text:span><text:span text:style-name="T52">’ </text:span><text:span text:style-name="T58">sensu</text:span><text:span text:style-name="T54"> Nakazawa et al., 2004</text:span><text:span text:style-name="T51">)</text:span><text:span text:style-name="T81">,</text:span><text:span text:style-name="T66"> ultimately depends on geographic, morphological, life history, </text:span><text:span text:style-name="T78">predatory</text:span><text:span text:style-name="T80">, </text:span><text:span text:style-name="T66">and feeding habit consideration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c8HHbiNYH"/><text:span text:style-name="T122">(Cohen &amp; Jetz 2022; McKinnon </text:span><text:span text:style-name="T115">et al.</text:span><text:span text:style-name="T117"> 2010; Zurell </text:span><text:span text:style-name="T115">et al.</text:span><text:span text:style-name="T117">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Pc8HHbiNYH"/><text:span text:style-name="T66">. For example, </text:span><text:reference-mark-start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eKAJm6eDnP"/><text:span text:style-name="T66">Zurell et al. (2018)</text:span><text:reference-mark-end text:name="ZOTERO_ITEM CSL_CITATION {&quot;citationID&quot;:&quot;XQ6eKLsU&quot;,&quot;properties&quot;:{&quot;formattedCitation&quot;:&quot;(Zurell et al., 2018)&quot;,&quot;plainCitation&quot;:&quot;(Zurell et al., 2018)&quot;,&quot;dontUpdate&quot;:true,&quot;noteIndex&quot;:0},&quot;citationItems&quot;:[{&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eKAJm6eDnP"/><text:span text:style-name="T66"> studied the overlap in breeding and wintering </text:span><text:span text:style-name="T82">climatic conditions experienced by</text:span><text:span text:style-name="T66"> 717 Holarctic species and found that region, range position</text:span><text:span text:style-name="T81">, </text:span><text:span text:style-name="T66">and range size were important determinants of tracking. </text:span><text:span text:style-name="T79">T</text:span><text:span text:style-name="T66">hey also found that larger species tended to </text:span><text:span text:style-name="T55">experience more similar breeding and wintering climatic conditions</text:span><text:span text:style-name="T66">, </text:span><text:span text:style-name="T79">contrary to what we might expect and </text:span><text:span text:style-name="T82">to </text:span><text:span text:style-name="T79">the recent findings of J. Cohen &amp; Jetz (2022)</text:span><text:span text:style-name="T66">.</text:span><text:span text:style-name="T83"> </text:span><text:span text:style-name="T56">Larger</text:span><text:span text:style-name="T84"> species </text:span><text:span text:style-name="T85">typically </text:span><text:span text:style-name="T84">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GONLUGhb8g"/><text:span text:style-name="T84">(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GONLUGhb8g"/><text:span text:style-name="T66"> and </text:span><text:span text:style-name="T80">can </text:span><text:span text:style-name="T85">tolerate</text:span><text:span text:style-name="T66"> </text:span><text:span text:style-name="T57">colder</text:span><text:span text:style-name="T66"> temperature</text:span><text:span text:style-name="T86">s</text:span><text:span text:style-name="T66">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x4XFrsb0o"/><text:span text:style-name="T122">(Blackburn </text:span><text:span text:style-name="T115">et al.</text:span><text:span text:style-name="T117">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x4XFrsb0o"/><text:span text:style-name="T66">. </text:span><text:span text:style-name="T56">Therefore, it</text:span><text:span text:style-name="T83"> </text:span><text:span text:style-name="T79">should be</text:span><text:span text:style-name="T83"> relatively</text:span><text:span text:style-name="T66"> more beneficial for bigger species to sustain variation </text:span><text:span text:style-name="T82">in climatic conditions</text:span><text:span text:style-name="T66">, </text:span><text:span text:style-name="T75">resulting in an overall broader niche,</text:span><text:span text:style-name="T66"> than to closely track their niche </text:span><text:span text:style-name="T82">optimum</text:span><text:span text:style-name="T66"> throughout the year. In contrast, </text:span><text:span text:style-name="T85">species with larger hand-wing-index, a measure of flight efficiency </text:span><text:reference-mark-start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8FEfPU0d2f"/><text:span text:style-name="T123">(Sheard </text:span><text:span text:style-name="T115">et al.</text:span><text:span text:style-name="T117"> 2020)</text:span><text:reference-mark-end text:name="ZOTERO_ITEM CSL_CITATION {&quot;citationID&quot;:&quot;mQCJuB9K&quot;,&quot;properties&quot;:{&quot;formattedCitation&quot;:&quot;(Sheard {\\i{}et al.} 2020)&quot;,&quot;plainCitation&quot;:&quot;(Sheard et al. 2020)&quot;,&quot;noteIndex&quot;:0},&quot;citationItems&quot;:[{&quot;id&quot;:3515,&quot;uris&quot;:[&quot;http://zotero.org/users/7057764/items/49QPDBLJ&quot;],&quot;itemData&quot;:{&quot;id&quot;:3515,&quot;type&quot;:&quot;article-journal&quot;,&quot;abstract&quot;:&quot;An organism’s ability to disperse influences many fundamental processes, from speciation and geographical range expansion to community assembly. However, the patterns and underlying drivers of variation in dispersal across species remain unclear, partly because standardised estimates of dispersal ability are rarely available. Here we present a global dataset of avian hand-wing index (HWI), an estimate of wing shape widely adopted as a proxy for dispersal ability in birds. We show that HWI is correlated with geography and ecology across 10,338 (&gt;99%) species, increasing at higher latitudes and with migration, and decreasing with territoriality. After controlling for these effects, the strongest predictor of HWI is temperature variability (seasonality), with secondary effects of diet and habitat type. Finally, we also show that HWI is a strong predictor of geographical range size. Our analyses reveal a prominent latitudinal gradient in HWI shaped by a combination of environmental and behavioural factors, and also provide a global index of avian dispersal ability for use in community ecology, macroecology, and macroevolution.&quot;,&quot;container-title&quot;:&quot;Nature Communications&quot;,&quot;DOI&quot;:&quot;10.1038/s41467-020-16313-6&quot;,&quot;ISSN&quot;:&quot;2041-1723&quot;,&quot;issue&quot;:&quot;1&quot;,&quot;journalAbbreviation&quot;:&quot;Nat Commun&quot;,&quot;language&quot;:&quot;en&quot;,&quot;license&quot;:&quot;2020 The Author(s)&quot;,&quot;note&quot;:&quot;number: 1\npublisher: Nature Publishing Group&quot;,&quot;page&quot;:&quot;2463&quot;,&quot;source&quot;:&quot;www.nature.com&quot;,&quot;title&quot;:&quot;Ecological drivers of global gradients in avian dispersal inferred from wing morphology&quot;,&quot;volume&quot;:&quot;11&quot;,&quot;author&quot;:[{&quot;family&quot;:&quot;Sheard&quot;,&quot;given&quot;:&quot;Catherine&quot;},{&quot;family&quot;:&quot;Neate-Clegg&quot;,&quot;given&quot;:&quot;Montague H. C.&quot;},{&quot;family&quot;:&quot;Alioravainen&quot;,&quot;given&quot;:&quot;Nico&quot;},{&quot;family&quot;:&quot;Jones&quot;,&quot;given&quot;:&quot;Samuel E. I.&quot;},{&quot;family&quot;:&quot;Vincent&quot;,&quot;given&quot;:&quot;Claire&quot;},{&quot;family&quot;:&quot;MacGregor&quot;,&quot;given&quot;:&quot;Hannah E. A.&quot;},{&quot;family&quot;:&quot;Bregman&quot;,&quot;given&quot;:&quot;Tom P.&quot;},{&quot;family&quot;:&quot;Claramunt&quot;,&quot;given&quot;:&quot;Santiago&quot;},{&quot;family&quot;:&quot;Tobias&quot;,&quot;given&quot;:&quot;Joseph A.&quot;}],&quot;issued&quot;:{&quot;date-parts&quot;:[[&quot;2020&quot;,5,18]]}}}],&quot;schema&quot;:&quot;https://github.com/citation-style-language/schema/raw/master/csl-citation.json&quot;} RND8FEfPU0d2f"/><text:span text:style-name="T85">, should favour ‘</text:span><text:span text:style-name="T67">niche-</text:span><text:span text:style-name="T85">tracking’</text:span><text:span text:style-name="T66"> </text:span><text:span text:style-name="T56">since </text:span><text:span text:style-name="T66">efficient dispersers </text:span><text:span text:style-name="T85">can </text:span><text:span text:style-name="T56">migrate longer distance at lower energetic cost</text:span><text:span text:style-name="T66">. ‘</text:span><text:span text:style-name="T67">Niche-s</text:span><text:span text:style-name="T83">witching’</text:span><text:span text:style-name="T66"> </text:span><text:span text:style-name="T55">should</text:span><text:span text:style-name="T66"> also </text:span><text:span text:style-name="T55">be</text:span><text:span text:style-name="T87"> </text:span><text:span text:style-name="T88">more</text:span><text:span text:style-name="T66"> beneficial for species with flexible diets. For example, many</text:span><text:span text:style-name="T83"> birds, like </text:span><text:span text:style-name="T89">the Northern cardinal (</text:span><text:span text:style-name="T91">Cardinalis cardinalis</text:span><text:span text:style-name="T92">)</text:span><text:span text:style-name="T93">, </text:span><text:span text:style-name="T83">seasonally switch their diet, </text:span><text:span text:style-name="T88">foraging in the canopy </text:span><text:span text:style-name="T70">to </text:span><text:span text:style-name="T83">eat insects </text:span><text:span text:style-name="T89">and </text:span><text:span text:style-name="T88">berries</text:span><text:span text:style-name="T89"> </text:span><text:span text:style-name="T83">during summer months and </text:span><text:span text:style-name="T88">on the ground for </text:span><text:span text:style-name="T83">grains </text:span><text:span text:style-name="T88">the rest of the yea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tOcYMTn9OE"/><text:span text:style-name="T88">(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tOcYMTn9OE"/><text:span text:style-name="T66">. </text:span><text:span text:style-name="T132">While </text:span><text:span text:style-name="T131">these examples show </text:span><text:span text:style-name="T133">how certain traits explain why some birds</text:span><text:span text:style-name="T131"> </text:span><text:span text:style-name="T133">favour movement </text:span><text:span text:style-name="T134">within climatic space over movement in geographic space</text:span><text:span text:style-name="T131">, we are </text:span><text:span text:style-name="T134">still </text:span><text:span text:style-name="T131">lacking evidence </text:span><text:span text:style-name="T133">for other </text:span><text:span text:style-name="T131">traits </text:span><text:span text:style-name="T134">and how they</text:span><text:span text:style-name="T131"> combine to explain the trade-off. </text:span></text:p>
      <text:p text:style-name="P9"/>
      <text:p text:style-name="P5"><text:span text:style-name="T66">If traits can explain the ‘niche-tracking/switching’ trade-off, this would lead to a more mechanistic understanding of the large seasonal shifts in diversity increasingly highlighted in recent literature. For example, </text:span><text:reference-mark-start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GlQ87H9IUW"/><text:span text:style-name="T66">Ng et al. (2022)</text:span><text:reference-mark-end text:name="ZOTERO_ITEM CSL_CITATION {&quot;citationID&quot;:&quot;HxvOaPQx&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GlQ87H9IUW"/><text:span text:style-name="T66"> recently found seasonal shifts in biomass, abundance, and richness of nocturnally migrating landbirds in the United States. The</text:span><text:span text:style-name="T67">y found</text:span><text:span text:style-name="T66"> that </text:span><text:soft-page-break/><text:span text:style-name="T66">birds are more abundant and more diverse in the </text:span><text:span text:style-name="T68">S</text:span><text:span text:style-name="T66">outheast and the Pacific coast during winter, whereas the </text:span><text:span text:style-name="T69">N</text:span><text:span text:style-name="T66">ortheast</text:span><text:span text:style-name="T69">ern</text:span><text:span text:style-name="T66"> and </text:span><text:span text:style-name="T69">M</text:span><text:span text:style-name="T66">idwest</text:span><text:span text:style-name="T69">ern</text:span><text:span text:style-name="T66"> </text:span><text:span text:style-name="T70">U</text:span><text:span text:style-name="T66">nited </text:span><text:span text:style-name="T70">S</text:span><text:span text:style-name="T66">tates </text:span><text:span text:style-name="T50">are</text:span><text:span text:style-name="T66"> home </text:span><text:span text:style-name="T50">to</text:span><text:span text:style-name="T66"> more individuals and species during summer. Similarly, </text:span><text:reference-mark-start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43rs12NQ3P"/><text:span text:style-name="T66">La Sorte et al. (2022)</text:span><text:reference-mark-end text:name="ZOTERO_ITEM CSL_CITATION {&quot;citationID&quot;:&quot;9wxlTP3t&quot;,&quot;properties&quot;:{&quot;formattedCitation&quot;:&quot;(La Sorte et al., 2022)&quot;,&quot;plainCitation&quot;:&quot;(La Sorte et al., 2022)&quot;,&quot;dontUpdate&quot;:true,&quot;noteIndex&quot;:0},&quot;citationItems&quot;:[{&quot;id&quot;:3486,&quot;uris&quot;:[&quot;http://zotero.org/users/7057764/items/L5RFMVCS&quot;],&quot;itemData&quot;:{&quot;id&quot;:3486,&quot;type&quot;:&quot;article-journal&quot;,&quot;abstract&quot;:&quot;The presence of migratory birds on islands results in seasonal variation in species richness. These patterns and their geographical correlates within the context of island biogeography theory have not been examined. We used 21 years of bird observations on 690 islands from eBird to determine how seasonal species richness estimates vary as a function of island area, isolation and latitude. Species richness was highest on islands within the northern mid-latitudes during migration and on islands within tropical latitudes during the non-breeding season. Area defined positive, nonlinear relationships with species richness across seasons, with the steepest slopes occurring with islands greater than 1100 km2. Distance to mainland defined negative, nonlinear relationships with species richness across seasons, with the strongest slopes occurring with islands located greater than 150 km from the mainland. Species–area relationships were weakest for the most remote islands and strongest for islands at intermediate distances to the mainland. Intermediate proximity to other islands was a poor predictor of species richness. Our findings emphasize the presence of seasonally dynamic geographical relationships, the enhanced role of evolutionary processes on larger islands, the unique ecology of the world's most remote islands, and the importance of islands as stopover sites and wintering grounds for migratory bird species.&quot;,&quot;container-title&quot;:&quot;Proceedings of the Royal Society B: Biological Sciences&quot;,&quot;DOI&quot;:&quot;10.1098/rspb.2022.1105&quot;,&quot;issue&quot;:&quot;1980&quot;,&quot;note&quot;:&quot;publisher: Royal Society&quot;,&quot;page&quot;:&quot;20221105&quot;,&quot;source&quot;:&quot;royalsocietypublishing.org (Atypon)&quot;,&quot;title&quot;:&quot;Seasonal species richness of birds on the world's islands and its geographical correlates&quot;,&quot;volume&quot;:&quot;289&quot;,&quot;author&quot;:[{&quot;family&quot;:&quot;La Sorte&quot;,&quot;given&quot;:&quot;Frank A.&quot;},{&quot;family&quot;:&quot;Somveille&quot;,&quot;given&quot;:&quot;Marius&quot;},{&quot;family&quot;:&quot;Dokter&quot;,&quot;given&quot;:&quot;Adriaan M.&quot;},{&quot;family&quot;:&quot;Miller&quot;,&quot;given&quot;:&quot;Eliot T.&quot;}],&quot;issued&quot;:{&quot;date-parts&quot;:[[&quot;2022&quot;,8,10]]}}}],&quot;schema&quot;:&quot;https://github.com/citation-style-language/schema/raw/master/csl-citation.json&quot;} RND43rs12NQ3P"/><text:span text:style-name="T66"> found that, </text:span><text:span text:style-name="T71">during </text:span><text:span text:style-name="T50">migration</text:span><text:span text:style-name="T71">,</text:span><text:span text:style-name="T66"> bird richness was highest on islands within the northern mid-latitudes, </text:span><text:span text:style-name="T71">whereas, during winter, bird richness was highest on islands within tropical latitudes</text:span><text:span text:style-name="T66">. </text:span><text:span text:style-name="T72">The functional composition of bird assemblages also vary across seasons. </text:span><text:span text:style-name="T67">For example,</text:span><text:span text:style-name="T72"> </text:span><text:reference-mark-start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HzQ41bMr7"/><text:span text:style-name="T72">Jarzyna &amp; Stagge (2023)</text:span><text:reference-mark-end text:name="ZOTERO_ITEM CSL_CITATION {&quot;citationID&quot;:&quot;oOJ2jXhh&quot;,&quot;properties&quot;:{&quot;formattedCitation&quot;:&quot;(Jarzyna &amp; Stagge, 2023)&quot;,&quot;plainCitation&quot;:&quot;(Jarzyna &amp; Stagge, 2023)&quot;,&quot;dontUpdate&quot;:true,&quot;noteIndex&quot;:0},&quot;citationItems&quot;:[{&quot;id&quot;:3518,&quot;uris&quot;:[&quot;http://zotero.org/users/7057764/items/ZDBWQA32&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ZHzQ41bMr7"/><text:span text:style-name="T66"> recently</text:span><text:span text:style-name="T73"> </text:span><text:span text:style-name="T66">found that in the </text:span><text:span text:style-name="T72">N</text:span><text:span text:style-name="T66">ortheast</text:span><text:span text:style-name="T72">ern</text:span><text:span text:style-name="T66"> U</text:span><text:span text:style-name="T72">nited </text:span><text:span text:style-name="T66">S</text:span><text:span text:style-name="T72">tates</text:span><text:span text:style-name="T66">, functional richness is highest in winter despite a loss in species richness. </text:span><text:span text:style-name="T74">Together these results suggest a strong functional basis for seasonal diversity patterns, but the extent to which different traits drive major diversity gradients is less understood.</text:span></text:p>
      <text:p text:style-name="P23"/>
      <text:p text:style-name="P24">Overall, birds are also declining in abundances across North America and globally. Some factors explaining their decrease are believed to be human disturbances such as light and water pollution, habitat loss, and climate change. However, not all birds are declining. Traits are potentially a factor explaining the differences among species and groups. For example, insectivores and shorebirds decrease more in abundances than other groups such as waterfowls. Smaller birds and bird that migrate longer distance have been also shown to be more declining. However, better understanding stressors across the annual cycles could uncover other mechanisms why some species are doing better than other. For example, even for a single breeding location, some species are doing better than others. These differences could be better understood by looking at other time of the year. Birds have been shown to form new communities during winter forming a large meta-community and stop-overs location during migration have been shown to be critical for bird survival. Therefore, we can hypothesize that different stressors during breeding, wintering, and migration and impact birds differently, explaining some of the observed differences in trends. </text:p>
      <text:p text:style-name="P23"/>
      <text:list text:style-name="L10">
        <text:list-item>
          <text:list>
            <text:list-item>
              <text:p text:style-name="P47"><text:a xlink:type="simple" xlink:href="https://doi.org/10.1111/brv.12476" text:style-name="Internet_20_link" text:visited-style-name="Visited_20_Internet_20_Link">Winger et al., 2018</text:a></text:p>
            </text:list-item>
            <text:list-item>
              <text:p text:style-name="P47"><text:a xlink:type="simple" xlink:href="https://doi.org/10.1111/geb.12298" text:style-name="Internet_20_link" text:visited-style-name="Visited_20_Internet_20_Link">Somveille et al., 2015</text:a></text:p>
            </text:list-item>
            <text:list-item>
              <text:p text:style-name="P47"><text:a xlink:type="simple" xlink:href="https://doi.org/10.1111/ecog.03531" text:style-name="Internet_20_link" text:visited-style-name="Visited_20_Internet_20_Link">Somveille et al., 2018</text:a></text:p>
            </text:list-item>
          </text:list>
        </text:list-item>
      </text:list>
      <text:p text:style-name="P16"><text:tab/>Geographic movement and niche movement</text:p>
      <text:p text:style-name="Text_20_body"><text:tab/><text:span text:style-name="T33">Relations to traits</text:span></text:p>
      <text:list text:style-name="L11">
        <text:list-item>
          <text:list>
            <text:list-item>
              <text:p text:style-name="P48"><text:a xlink:type="simple" xlink:href="https://doi.org/10.1111/geb.13722" text:style-name="Internet_20_link" text:visited-style-name="Visited_20_Internet_20_Link">Cohen &amp; Jetz 2023</text:a></text:p>
            </text:list-item>
            <text:list-item>
              <text:p text:style-name="P48"><text:a xlink:type="simple" xlink:href="https://doi.org/10.1098/rspb.2023.1398" text:style-name="Internet_20_link" text:visited-style-name="Visited_20_Internet_20_Link"><text:soft-page-break/>Cohen et al., 2023</text:a></text:p>
            </text:list-item>
            <text:list-item>
              <text:p text:style-name="P48"><text:a xlink:type="simple" xlink:href="https://doi.org/10.1111/jbi.13351" text:style-name="Internet_20_link" text:visited-style-name="Visited_20_Internet_20_Link">Zurell et al., 2018</text:a></text:p>
            </text:list-item>
            <text:list-item>
              <text:p text:style-name="P48"><text:a xlink:type="simple" xlink:href="https://doi.org/10.1038/s41467-020-19256-0" text:style-name="Internet_20_link" text:visited-style-name="Visited_20_Internet_20_Link">Soriano-Renondo et al., 2020</text:a></text:p>
            </text:list-item>
          </text:list>
        </text:list-item>
      </text:list>
      <text:p text:style-name="P11"><text:tab/><text:span text:style-name="T33">Bird and trait diversity consequences</text:span></text:p>
      <text:list text:style-name="L12">
        <text:list-item>
          <text:list>
            <text:list-item>
              <text:p text:style-name="P49"><text:a xlink:type="simple" xlink:href="https://doi.org/10.1371/journal.pone.0070907" text:style-name="Internet_20_link" text:visited-style-name="Visited_20_Internet_20_Link">Somveille et al., 2013</text:a></text:p>
            </text:list-item>
            <text:list-item>
              <text:p text:style-name="P51"><text:a xlink:type="simple" xlink:href="https://doi.org/10.1111/geb.13460" text:style-name="Internet_20_link" text:visited-style-name="Visited_20_Internet_20_Link"><text:span text:style-name="T36">Ng et al., 2022</text:span></text:a></text:p>
            </text:list-item>
            <text:list-item>
              <text:p text:style-name="P49"><text:a xlink:type="simple" xlink:href="https://doi.org/10.1016/j.cub.2023.01.066" text:style-name="Internet_20_link" text:visited-style-name="Visited_20_Internet_20_Link">Jarzyna et al., 2023</text:a></text:p>
            </text:list-item>
          </text:list>
        </text:list-item>
      </text:list>
      <text:p text:style-name="P11"><text:tab/><text:span text:style-name="T36">Climate change </text:span><text:span text:style-name="T130">and bird stressors</text:span></text:p>
      <text:list text:style-name="L13">
        <text:list-item>
          <text:list>
            <text:list-item>
              <text:p text:style-name="P50"><text:a xlink:type="simple" xlink:href="https://doi.org/10.1111/1365-2656.13543" text:style-name="Internet_20_link" text:visited-style-name="Visited_20_Internet_20_Link">Zimova et al., 2021</text:a></text:p>
            </text:list-item>
            <text:list-item>
              <text:p text:style-name="P50"><text:a xlink:type="simple" xlink:href="https://doi.org/10.1002/ecs2.4316" text:style-name="Internet_20_link" text:visited-style-name="Visited_20_Internet_20_Link">Sonnleitner et al., 202</text:a>2</text:p>
            </text:list-item>
            <text:list-item>
              <text:p text:style-name="P50"><text:a xlink:type="simple" xlink:href="https://doi.org/10.1111/gcb.16492" text:style-name="Internet_20_link" text:visited-style-name="Visited_20_Internet_20_Link">Neate-Clegg et al., 2022</text:a></text:p>
            </text:list-item>
            <text:list-item>
              <text:p text:style-name="P50"><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4-08T17:09:28.581694227</dc:date>
    <dc:creator>Dominique Caron</dc:creator>
    <meta:editing-duration>PT19H1M40S</meta:editing-duration>
    <meta:editing-cycles>48</meta:editing-cycles>
    <meta:document-statistic meta:table-count="0" meta:image-count="0" meta:object-count="0" meta:page-count="14" meta:paragraph-count="100" meta:word-count="4196" meta:character-count="27689" meta:non-whitespace-character-count="23614"/>
    <meta:user-defined meta:name="ZOTERO_PREF_1">&lt;data data-version="3" zotero-version="6.0.27"&gt;&lt;session id="zoii8AJY"/&gt;&lt;style id="http://www.zotero.org/styles/ecology-letters" hasBibliography="1" bibliographyStyleHasBeenSet="0"/&gt;&lt;prefs&gt;&lt;pref name="fieldType" value="ReferenceMark"/&gt;&lt;/prefs&gt;&lt;/data&gt;</meta:user-defined>
  </office:meta>
</office:document-meta>
</file>